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0965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mall input" table:style-name="ta1">
        <table:shapes>
          <draw:frame draw:z-index="0" draw:style-name="gr1" draw:text-style-name="P1" svg:width="5.8402in" svg:height="4.0469in" svg:x="15.8406in" svg:y="0.1673in">
            <draw:object draw:notify-on-update-of-ranges="'Small input'.A2:'Small input'.A80 'Small input'.B1:'Small input'.B1 'Small input'.C2:'Small input'.C80 'Small input'.E1:'Small input'.E1 'Small input'.F2:'Small input'.F80 'Small input'.I1:'Small input'.I1 'Small input'.J2:'Small input'.J8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504in" svg:height="4.011in" svg:x="15.8854in" svg:y="4.3606in">
            <draw:object draw:notify-on-update-of-ranges="'Small input'.A2:'Small input'.A80 'Small input'.B1:'Small input'.B1 'Small input'.D2:'Small input'.D80 'Small input'.E1:'Small input'.E1 'Small input'.G2:'Small input'.G80 'Small input'.I1:'Small input'.I1 'Small input'.K2:'Small input'.K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ILP</text:p>
          </table:table-cell>
          <table:table-cell table:style-name="ce1" office:value-type="string" calcext:value-type="string">
            <text:p>Ilp solution</text:p>
          </table:table-cell>
          <table:table-cell table:style-name="ce1" office:value-type="string" calcext:value-type="string">
            <text:p>Ilp time</text:p>
          </table:table-cell>
          <table:table-cell table:style-name="ce1" office:value-type="string" calcext:value-type="string">
            <text:p>GRASP</text:p>
          </table:table-cell>
          <table:table-cell table:style-name="ce1" office:value-type="string" calcext:value-type="string">
            <text:p>Grasp solution</text:p>
          </table:table-cell>
          <table:table-cell table:style-name="ce1" office:value-type="string" calcext:value-type="string">
            <text:p>Grasp time</text:p>
          </table:table-cell>
          <table:table-cell table:style-name="ce1" office:value-type="string" calcext:value-type="string">
            <text:p>Grasp error</text:p>
          </table:table-cell>
          <table:table-cell table:style-name="ce1" office:value-type="string" calcext:value-type="string">
            <text:p>BRKGA</text:p>
          </table:table-cell>
          <table:table-cell table:style-name="ce1" office:value-type="string" calcext:value-type="string">
            <text:p>Brkga solution</text:p>
          </table:table-cell>
          <table:table-cell table:style-name="ce1" office:value-type="string" calcext:value-type="string">
            <text:p>Brkga time</text:p>
          </table:table-cell>
          <table:table-cell table:style-name="ce1" office:value-type="string" calcext:value-type="string">
            <text:p>Brkga error</text:p>
          </table:table-cell>
          <table:table-cell table:style-name="ce1"/>
          <table:table-cell table:style-name="ce1" office:value-type="string" calcext:value-type="string">
            <text:p>ILP start time</text:p>
          </table:table-cell>
          <table:table-cell table:style-name="ce1" office:value-type="string" calcext:value-type="string">
            <text:p>ILP end time</text:p>
          </table:table-cell>
          <table:table-cell table:style-name="ce1" table:number-columns-repeated="4"/>
          <table:table-cell table:number-columns-repeated="2"/>
          <table:table-cell table:style-name="ce1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O2]-[.N2]" office:value-type="float" office:value="0.00892996788024902" calcext:value-type="float">
            <text:p>0.00892996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F2]-[.C2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formula="of:=[.J2]-[.C2]" office:value-type="float" office:value="0" calcext:value-type="float">
            <text:p>0</text:p>
          </table:table-cell>
          <table:table-cell/>
          <table:table-cell office:value-type="float" office:value="1418335308.47585" calcext:value-type="float">
            <text:p>1418335308.47585</text:p>
          </table:table-cell>
          <table:table-cell office:value-type="float" office:value="1418335308.48478" calcext:value-type="float">
            <text:p>1418335308.48478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O3]-[.N3]" office:value-type="float" office:value="0.0104398727416992" calcext:value-type="float">
            <text:p>0.01043987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F3]-[.C3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2" calcext:value-type="float">
            <text:p>0.42</text:p>
          </table:table-cell>
          <table:table-cell table:formula="of:=[.J3]-[.C3]" office:value-type="float" office:value="0" calcext:value-type="float">
            <text:p>0</text:p>
          </table:table-cell>
          <table:table-cell/>
          <table:table-cell office:value-type="float" office:value="1418335308.49512" calcext:value-type="float">
            <text:p>1418335308.49512</text:p>
          </table:table-cell>
          <table:table-cell office:value-type="float" office:value="1418335308.50556" calcext:value-type="float">
            <text:p>1418335308.50556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O4]-[.N4]" office:value-type="float" office:value="0.00874996185302734" calcext:value-type="float">
            <text:p>0.00874996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F4]-[.C4]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6" calcext:value-type="float">
            <text:p>0.56</text:p>
          </table:table-cell>
          <table:table-cell table:formula="of:=[.J4]-[.C4]" office:value-type="float" office:value="0" calcext:value-type="float">
            <text:p>0</text:p>
          </table:table-cell>
          <table:table-cell/>
          <table:table-cell office:value-type="float" office:value="1418335308.51834" calcext:value-type="float">
            <text:p>1418335308.51834</text:p>
          </table:table-cell>
          <table:table-cell office:value-type="float" office:value="1418335308.52709" calcext:value-type="float">
            <text:p>1418335308.52709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O5]-[.N5]" office:value-type="float" office:value="0.00809001922607422" calcext:value-type="float">
            <text:p>0.008090019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F5]-[.C5]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1" calcext:value-type="float">
            <text:p>0.71</text:p>
          </table:table-cell>
          <table:table-cell table:formula="of:=[.J5]-[.C5]" office:value-type="float" office:value="0" calcext:value-type="float">
            <text:p>0</text:p>
          </table:table-cell>
          <table:table-cell/>
          <table:table-cell office:value-type="float" office:value="1418335308.53558" calcext:value-type="float">
            <text:p>1418335308.53558</text:p>
          </table:table-cell>
          <table:table-cell office:value-type="float" office:value="1418335308.54367" calcext:value-type="float">
            <text:p>1418335308.54367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O6]-[.N6]" office:value-type="float" office:value="0.0113499164581299" calcext:value-type="float">
            <text:p>0.011349916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F6]-[.C6]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6" calcext:value-type="float">
            <text:p>0.86</text:p>
          </table:table-cell>
          <table:table-cell table:formula="of:=[.J6]-[.C6]" office:value-type="float" office:value="0" calcext:value-type="float">
            <text:p>0</text:p>
          </table:table-cell>
          <table:table-cell/>
          <table:table-cell office:value-type="float" office:value="1418335308.55319" calcext:value-type="float">
            <text:p>1418335308.55319</text:p>
          </table:table-cell>
          <table:table-cell office:value-type="float" office:value="1418335308.56454" calcext:value-type="float">
            <text:p>1418335308.5645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O7]-[.N7]" office:value-type="float" office:value="0.0123801231384277" calcext:value-type="float">
            <text:p>0.01238012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F7]-[.C7]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03" calcext:value-type="float">
            <text:p>1.03</text:p>
          </table:table-cell>
          <table:table-cell table:formula="of:=[.J7]-[.C7]" office:value-type="float" office:value="0" calcext:value-type="float">
            <text:p>0</text:p>
          </table:table-cell>
          <table:table-cell/>
          <table:table-cell office:value-type="float" office:value="1418335308.57969" calcext:value-type="float">
            <text:p>1418335308.57969</text:p>
          </table:table-cell>
          <table:table-cell office:value-type="float" office:value="1418335308.59207" calcext:value-type="float">
            <text:p>1418335308.5920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O8]-[.N8]" office:value-type="float" office:value="0.0155699253082275" calcext:value-type="float">
            <text:p>0.01556992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F8]-[.C8]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table:formula="of:=[.J8]-[.C8]" office:value-type="float" office:value="0" calcext:value-type="float">
            <text:p>0</text:p>
          </table:table-cell>
          <table:table-cell/>
          <table:table-cell office:value-type="float" office:value="1418335308.60429" calcext:value-type="float">
            <text:p>1418335308.60429</text:p>
          </table:table-cell>
          <table:table-cell office:value-type="float" office:value="1418335308.61986" calcext:value-type="float">
            <text:p>1418335308.61986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O9]-[.N9]" office:value-type="float" office:value="0.0153999328613281" calcext:value-type="float">
            <text:p>0.015399932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F9]-[.C9]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36" calcext:value-type="float">
            <text:p>1.36</text:p>
          </table:table-cell>
          <table:table-cell table:formula="of:=[.J9]-[.C9]" office:value-type="float" office:value="0" calcext:value-type="float">
            <text:p>0</text:p>
          </table:table-cell>
          <table:table-cell/>
          <table:table-cell office:value-type="float" office:value="1418335308.63099" calcext:value-type="float">
            <text:p>1418335308.63099</text:p>
          </table:table-cell>
          <table:table-cell office:value-type="float" office:value="1418335308.64639" calcext:value-type="float">
            <text:p>1418335308.6463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O10]-[.N10]" office:value-type="float" office:value="0.0177898406982422" calcext:value-type="float">
            <text:p>0.01778984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F10]-[.C10]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55" calcext:value-type="float">
            <text:p>1.55</text:p>
          </table:table-cell>
          <table:table-cell table:formula="of:=[.J10]-[.C10]" office:value-type="float" office:value="0" calcext:value-type="float">
            <text:p>0</text:p>
          </table:table-cell>
          <table:table-cell/>
          <table:table-cell office:value-type="float" office:value="1418335308.65633" calcext:value-type="float">
            <text:p>1418335308.65633</text:p>
          </table:table-cell>
          <table:table-cell office:value-type="float" office:value="1418335308.67412" calcext:value-type="float">
            <text:p>1418335308.67412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O11]-[.N11]" office:value-type="float" office:value="0.0179598331451416" calcext:value-type="float">
            <text:p>0.01795983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F11]-[.C11]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78" calcext:value-type="float">
            <text:p>1.78</text:p>
          </table:table-cell>
          <table:table-cell table:formula="of:=[.J11]-[.C11]" office:value-type="float" office:value="0" calcext:value-type="float">
            <text:p>0</text:p>
          </table:table-cell>
          <table:table-cell/>
          <table:table-cell office:value-type="float" office:value="1418335308.68456" calcext:value-type="float">
            <text:p>1418335308.68456</text:p>
          </table:table-cell>
          <table:table-cell office:value-type="float" office:value="1418335308.70252" calcext:value-type="float">
            <text:p>1418335308.7025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O12]-[.N12]" office:value-type="float" office:value="0.0387599468231201" calcext:value-type="float">
            <text:p>0.038759946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F12]-[.C12]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93" calcext:value-type="float">
            <text:p>1.93</text:p>
          </table:table-cell>
          <table:table-cell table:formula="of:=[.J12]-[.C12]" office:value-type="float" office:value="0" calcext:value-type="float">
            <text:p>0</text:p>
          </table:table-cell>
          <table:table-cell/>
          <table:table-cell office:value-type="float" office:value="1418335308.71419" calcext:value-type="float">
            <text:p>1418335308.71419</text:p>
          </table:table-cell>
          <table:table-cell office:value-type="float" office:value="1418335308.75295" calcext:value-type="float">
            <text:p>1418335308.7529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O13]-[.N13]" office:value-type="float" office:value="0.0413501262664795" calcext:value-type="float">
            <text:p>0.041350126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F13]-[.C13]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09" calcext:value-type="float">
            <text:p>2.09</text:p>
          </table:table-cell>
          <table:table-cell table:formula="of:=[.J13]-[.C13]" office:value-type="float" office:value="0" calcext:value-type="float">
            <text:p>0</text:p>
          </table:table-cell>
          <table:table-cell/>
          <table:table-cell office:value-type="float" office:value="1418335308.76361" calcext:value-type="float">
            <text:p>1418335308.76361</text:p>
          </table:table-cell>
          <table:table-cell office:value-type="float" office:value="1418335308.80496" calcext:value-type="float">
            <text:p>1418335308.80496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O14]-[.N14]" office:value-type="float" office:value="0.0644199848175049" calcext:value-type="float">
            <text:p>0.064419984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F14]-[.C14]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.32" calcext:value-type="float">
            <text:p>2.32</text:p>
          </table:table-cell>
          <table:table-cell table:formula="of:=[.J14]-[.C14]" office:value-type="float" office:value="0" calcext:value-type="float">
            <text:p>0</text:p>
          </table:table-cell>
          <table:table-cell/>
          <table:table-cell office:value-type="float" office:value="1418335308.8187" calcext:value-type="float">
            <text:p>1418335308.8187</text:p>
          </table:table-cell>
          <table:table-cell office:value-type="float" office:value="1418335308.88312" calcext:value-type="float">
            <text:p>1418335308.88312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O15]-[.N15]" office:value-type="float" office:value="0.0562899112701416" calcext:value-type="float">
            <text:p>0.05628991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F15]-[.C15]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49" calcext:value-type="float">
            <text:p>2.49</text:p>
          </table:table-cell>
          <table:table-cell table:formula="of:=[.J15]-[.C15]" office:value-type="float" office:value="0" calcext:value-type="float">
            <text:p>0</text:p>
          </table:table-cell>
          <table:table-cell/>
          <table:table-cell office:value-type="float" office:value="1418335308.89482" calcext:value-type="float">
            <text:p>1418335308.89482</text:p>
          </table:table-cell>
          <table:table-cell office:value-type="float" office:value="1418335308.95111" calcext:value-type="float">
            <text:p>1418335308.95111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O16]-[.N16]" office:value-type="float" office:value="0.0571799278259277" calcext:value-type="float">
            <text:p>0.057179927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F16]-[.C16]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.7</text:p>
          </table:table-cell>
          <table:table-cell table:formula="of:=[.J16]-[.C16]" office:value-type="float" office:value="0" calcext:value-type="float">
            <text:p>0</text:p>
          </table:table-cell>
          <table:table-cell/>
          <table:table-cell office:value-type="float" office:value="1418335308.96345" calcext:value-type="float">
            <text:p>1418335308.96345</text:p>
          </table:table-cell>
          <table:table-cell office:value-type="float" office:value="1418335309.02063" calcext:value-type="float">
            <text:p>1418335309.02063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O17]-[.N17]" office:value-type="float" office:value="0.0809400081634522" calcext:value-type="float">
            <text:p>0.080940008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F17]-[.C17]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.92" calcext:value-type="float">
            <text:p>2.92</text:p>
          </table:table-cell>
          <table:table-cell table:formula="of:=[.J17]-[.C17]" office:value-type="float" office:value="0" calcext:value-type="float">
            <text:p>0</text:p>
          </table:table-cell>
          <table:table-cell/>
          <table:table-cell office:value-type="float" office:value="1418335309.0345" calcext:value-type="float">
            <text:p>1418335309.0345</text:p>
          </table:table-cell>
          <table:table-cell office:value-type="float" office:value="1418335309.11544" calcext:value-type="float">
            <text:p>1418335309.11544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O18]-[.N18]" office:value-type="float" office:value="0.0149698257446289" calcext:value-type="float">
            <text:p>0.014969825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F18]-[.C18]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.22" calcext:value-type="float">
            <text:p>3.22</text:p>
          </table:table-cell>
          <table:table-cell table:formula="of:=[.J18]-[.C18]" office:value-type="float" office:value="0" calcext:value-type="float">
            <text:p>0</text:p>
          </table:table-cell>
          <table:table-cell/>
          <table:table-cell office:value-type="float" office:value="1418335309.12999" calcext:value-type="float">
            <text:p>1418335309.12999</text:p>
          </table:table-cell>
          <table:table-cell office:value-type="float" office:value="1418335309.14496" calcext:value-type="float">
            <text:p>1418335309.1449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O19]-[.N19]" office:value-type="float" office:value="0.107939958572388" calcext:value-type="float">
            <text:p>0.107939958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F19]-[.C19]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.38" calcext:value-type="float">
            <text:p>3.38</text:p>
          </table:table-cell>
          <table:table-cell table:formula="of:=[.J19]-[.C19]" office:value-type="float" office:value="0" calcext:value-type="float">
            <text:p>0</text:p>
          </table:table-cell>
          <table:table-cell/>
          <table:table-cell office:value-type="float" office:value="1418335309.16244" calcext:value-type="float">
            <text:p>1418335309.16244</text:p>
          </table:table-cell>
          <table:table-cell office:value-type="float" office:value="1418335309.27038" calcext:value-type="float">
            <text:p>1418335309.27038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O20]-[.N20]" office:value-type="float" office:value="0.0152599811553955" calcext:value-type="float">
            <text:p>0.015259981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F20]-[.C20]"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.64" calcext:value-type="float">
            <text:p>3.64</text:p>
          </table:table-cell>
          <table:table-cell table:formula="of:=[.J20]-[.C20]" office:value-type="float" office:value="0" calcext:value-type="float">
            <text:p>0</text:p>
          </table:table-cell>
          <table:table-cell/>
          <table:table-cell office:value-type="float" office:value="1418335309.28587" calcext:value-type="float">
            <text:p>1418335309.28587</text:p>
          </table:table-cell>
          <table:table-cell office:value-type="float" office:value="1418335309.30113" calcext:value-type="float">
            <text:p>1418335309.3011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O21]-[.N21]" office:value-type="float" office:value="0.101609945297241" calcext:value-type="float">
            <text:p>0.101609945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F21]-[.C21]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.83" calcext:value-type="float">
            <text:p>3.83</text:p>
          </table:table-cell>
          <table:table-cell table:formula="of:=[.J21]-[.C21]" office:value-type="float" office:value="0" calcext:value-type="float">
            <text:p>0</text:p>
          </table:table-cell>
          <table:table-cell/>
          <table:table-cell office:value-type="float" office:value="1418335309.3182" calcext:value-type="float">
            <text:p>1418335309.3182</text:p>
          </table:table-cell>
          <table:table-cell office:value-type="float" office:value="1418335309.41981" calcext:value-type="float">
            <text:p>1418335309.41981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O22]-[.N22]" office:value-type="float" office:value="0.181180000305176" calcext:value-type="float">
            <text:p>0.181180000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F22]-[.C22]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06" calcext:value-type="float">
            <text:p>4.06</text:p>
          </table:table-cell>
          <table:table-cell table:formula="of:=[.J22]-[.C22]" office:value-type="float" office:value="0" calcext:value-type="float">
            <text:p>0</text:p>
          </table:table-cell>
          <table:table-cell/>
          <table:table-cell office:value-type="float" office:value="1418335309.43729" calcext:value-type="float">
            <text:p>1418335309.43729</text:p>
          </table:table-cell>
          <table:table-cell office:value-type="float" office:value="1418335309.61847" calcext:value-type="float">
            <text:p>1418335309.61847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O23]-[.N23]" office:value-type="float" office:value="0.197160005569458" calcext:value-type="float">
            <text:p>0.197160005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F23]-[.C23]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.26" calcext:value-type="float">
            <text:p>4.26</text:p>
          </table:table-cell>
          <table:table-cell table:formula="of:=[.J23]-[.C23]" office:value-type="float" office:value="0" calcext:value-type="float">
            <text:p>0</text:p>
          </table:table-cell>
          <table:table-cell/>
          <table:table-cell office:value-type="float" office:value="1418335309.63677" calcext:value-type="float">
            <text:p>1418335309.63677</text:p>
          </table:table-cell>
          <table:table-cell office:value-type="float" office:value="1418335309.83393" calcext:value-type="float">
            <text:p>1418335309.83393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O24]-[.N24]" office:value-type="float" office:value="0.0249800682067871" calcext:value-type="float">
            <text:p>0.024980068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F24]-[.C24]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.57" calcext:value-type="float">
            <text:p>4.57</text:p>
          </table:table-cell>
          <table:table-cell table:formula="of:=[.J24]-[.C24]" office:value-type="float" office:value="0" calcext:value-type="float">
            <text:p>0</text:p>
          </table:table-cell>
          <table:table-cell/>
          <table:table-cell office:value-type="float" office:value="1418335309.85636" calcext:value-type="float">
            <text:p>1418335309.85636</text:p>
          </table:table-cell>
          <table:table-cell office:value-type="float" office:value="1418335309.88134" calcext:value-type="float">
            <text:p>1418335309.88134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O25]-[.N25]" office:value-type="float" office:value="0.147039890289307" calcext:value-type="float">
            <text:p>0.14703989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F25]-[.C25]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.88" calcext:value-type="float">
            <text:p>4.88</text:p>
          </table:table-cell>
          <table:table-cell table:formula="of:=[.J25]-[.C25]" office:value-type="float" office:value="0" calcext:value-type="float">
            <text:p>0</text:p>
          </table:table-cell>
          <table:table-cell/>
          <table:table-cell office:value-type="float" office:value="1418335309.90732" calcext:value-type="float">
            <text:p>1418335309.90732</text:p>
          </table:table-cell>
          <table:table-cell office:value-type="float" office:value="1418335310.05436" calcext:value-type="float">
            <text:p>1418335310.05436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O26]-[.N26]" office:value-type="float" office:value="0.207759857177734" calcext:value-type="float">
            <text:p>0.207759857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F26]-[.C26]"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.12" calcext:value-type="float">
            <text:p>5.12</text:p>
          </table:table-cell>
          <table:table-cell table:formula="of:=[.J26]-[.C26]" office:value-type="float" office:value="0" calcext:value-type="float">
            <text:p>0</text:p>
          </table:table-cell>
          <table:table-cell/>
          <table:table-cell office:value-type="float" office:value="1418335310.07414" calcext:value-type="float">
            <text:p>1418335310.07414</text:p>
          </table:table-cell>
          <table:table-cell office:value-type="float" office:value="1418335310.2819" calcext:value-type="float">
            <text:p>1418335310.2819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O27]-[.N27]" office:value-type="float" office:value="0.229000091552734" calcext:value-type="float">
            <text:p>0.22900009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F27]-[.C27]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.39" calcext:value-type="float">
            <text:p>5.39</text:p>
          </table:table-cell>
          <table:table-cell table:formula="of:=[.J27]-[.C27]" office:value-type="float" office:value="0" calcext:value-type="float">
            <text:p>0</text:p>
          </table:table-cell>
          <table:table-cell/>
          <table:table-cell office:value-type="float" office:value="1418335310.30368" calcext:value-type="float">
            <text:p>1418335310.30368</text:p>
          </table:table-cell>
          <table:table-cell office:value-type="float" office:value="1418335310.53268" calcext:value-type="float">
            <text:p>1418335310.53268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O28]-[.N28]" office:value-type="float" office:value="0.356040000915527" calcext:value-type="float">
            <text:p>0.35604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F28]-[.C28]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.81" calcext:value-type="float">
            <text:p>5.81</text:p>
          </table:table-cell>
          <table:table-cell table:formula="of:=[.J28]-[.C28]" office:value-type="float" office:value="0" calcext:value-type="float">
            <text:p>0</text:p>
          </table:table-cell>
          <table:table-cell/>
          <table:table-cell office:value-type="float" office:value="1418335310.55464" calcext:value-type="float">
            <text:p>1418335310.55464</text:p>
          </table:table-cell>
          <table:table-cell office:value-type="float" office:value="1418335310.91068" calcext:value-type="float">
            <text:p>1418335310.91068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O29]-[.N29]" office:value-type="float" office:value="0.376260042190552" calcext:value-type="float">
            <text:p>0.376260042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F29]-[.C29]" office:value-type="float" office:value="6" calcext:value-type="float">
            <text:p>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.75" calcext:value-type="float">
            <text:p>5.75</text:p>
          </table:table-cell>
          <table:table-cell table:formula="of:=[.J29]-[.C29]" office:value-type="float" office:value="0" calcext:value-type="float">
            <text:p>0</text:p>
          </table:table-cell>
          <table:table-cell/>
          <table:table-cell office:value-type="float" office:value="1418335310.94075" calcext:value-type="float">
            <text:p>1418335310.94075</text:p>
          </table:table-cell>
          <table:table-cell office:value-type="float" office:value="1418335311.31701" calcext:value-type="float">
            <text:p>1418335311.31701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O30]-[.N30]" office:value-type="float" office:value="0.447389841079712" calcext:value-type="float">
            <text:p>0.447389841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1" calcext:value-type="float">
            <text:p>0.01</text:p>
          </table:table-cell>
          <table:table-cell table:formula="of:=[.F30]-[.C30]" office:value-type="float" office:value="6" calcext:value-type="float">
            <text:p>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.07" calcext:value-type="float">
            <text:p>6.07</text:p>
          </table:table-cell>
          <table:table-cell table:formula="of:=[.J30]-[.C30]" office:value-type="float" office:value="0" calcext:value-type="float">
            <text:p>0</text:p>
          </table:table-cell>
          <table:table-cell/>
          <table:table-cell office:value-type="float" office:value="1418335311.34467" calcext:value-type="float">
            <text:p>1418335311.34467</text:p>
          </table:table-cell>
          <table:table-cell office:value-type="float" office:value="1418335311.79206" calcext:value-type="float">
            <text:p>1418335311.79206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O31]-[.N31]" office:value-type="float" office:value="0.48580002784729" calcext:value-type="float">
            <text:p>0.48580002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F31]-[.C31]" office:value-type="float" office:value="3" calcext:value-type="float">
            <text:p>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.35" calcext:value-type="float">
            <text:p>6.35</text:p>
          </table:table-cell>
          <table:table-cell table:formula="of:=[.J31]-[.C31]" office:value-type="float" office:value="0" calcext:value-type="float">
            <text:p>0</text:p>
          </table:table-cell>
          <table:table-cell/>
          <table:table-cell office:value-type="float" office:value="1418335311.82269" calcext:value-type="float">
            <text:p>1418335311.82269</text:p>
          </table:table-cell>
          <table:table-cell office:value-type="float" office:value="1418335312.30849" calcext:value-type="float">
            <text:p>1418335312.30849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O32]-[.N32]" office:value-type="float" office:value="0.727380037307739" calcext:value-type="float">
            <text:p>0.727380037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table:formula="of:=[.F32]-[.C32]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.65" calcext:value-type="float">
            <text:p>6.65</text:p>
          </table:table-cell>
          <table:table-cell table:formula="of:=[.J32]-[.C32]" office:value-type="float" office:value="0" calcext:value-type="float">
            <text:p>0</text:p>
          </table:table-cell>
          <table:table-cell/>
          <table:table-cell office:value-type="float" office:value="1418335312.34073" calcext:value-type="float">
            <text:p>1418335312.34073</text:p>
          </table:table-cell>
          <table:table-cell office:value-type="float" office:value="1418335313.06811" calcext:value-type="float">
            <text:p>1418335313.06811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O33]-[.N33]" office:value-type="float" office:value="0.533109903335571" calcext:value-type="float">
            <text:p>0.533109903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1" calcext:value-type="float">
            <text:p>0.01</text:p>
          </table:table-cell>
          <table:table-cell table:formula="of:=[.F33]-[.C33]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[.J33]-[.C33]" office:value-type="float" office:value="0" calcext:value-type="float">
            <text:p>0</text:p>
          </table:table-cell>
          <table:table-cell/>
          <table:table-cell office:value-type="float" office:value="1418335313.09832" calcext:value-type="float">
            <text:p>1418335313.09832</text:p>
          </table:table-cell>
          <table:table-cell office:value-type="float" office:value="1418335313.63143" calcext:value-type="float">
            <text:p>1418335313.63143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O34]-[.N34]" office:value-type="float" office:value="0.777940034866333" calcext:value-type="float">
            <text:p>0.777940034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1" calcext:value-type="float">
            <text:p>0.01</text:p>
          </table:table-cell>
          <table:table-cell table:formula="of:=[.F34]-[.C34]"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.43" calcext:value-type="float">
            <text:p>7.43</text:p>
          </table:table-cell>
          <table:table-cell table:formula="of:=[.J34]-[.C34]" office:value-type="float" office:value="0" calcext:value-type="float">
            <text:p>0</text:p>
          </table:table-cell>
          <table:table-cell/>
          <table:table-cell office:value-type="float" office:value="1418335313.66169" calcext:value-type="float">
            <text:p>1418335313.66169</text:p>
          </table:table-cell>
          <table:table-cell office:value-type="float" office:value="1418335314.43963" calcext:value-type="float">
            <text:p>1418335314.43963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O35]-[.N35]" office:value-type="float" office:value="0.813590049743652" calcext:value-type="float">
            <text:p>0.813590049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1" calcext:value-type="float">
            <text:p>0.01</text:p>
          </table:table-cell>
          <table:table-cell table:formula="of:=[.F35]-[.C35]" office:value-type="float" office:value="6" calcext:value-type="float">
            <text:p>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.51" calcext:value-type="float">
            <text:p>7.51</text:p>
          </table:table-cell>
          <table:table-cell table:formula="of:=[.J35]-[.C35]" office:value-type="float" office:value="0" calcext:value-type="float">
            <text:p>0</text:p>
          </table:table-cell>
          <table:table-cell/>
          <table:table-cell office:value-type="float" office:value="1418335314.47231" calcext:value-type="float">
            <text:p>1418335314.47231</text:p>
          </table:table-cell>
          <table:table-cell office:value-type="float" office:value="1418335315.2859" calcext:value-type="float">
            <text:p>1418335315.2859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O36]-[.N36]" office:value-type="float" office:value="0.612300157546997" calcext:value-type="float">
            <text:p>0.61230015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1" calcext:value-type="float">
            <text:p>0.01</text:p>
          </table:table-cell>
          <table:table-cell table:formula="of:=[.F36]-[.C36]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.16" calcext:value-type="float">
            <text:p>8.16</text:p>
          </table:table-cell>
          <table:table-cell table:formula="of:=[.J36]-[.C36]" office:value-type="float" office:value="0" calcext:value-type="float">
            <text:p>0</text:p>
          </table:table-cell>
          <table:table-cell/>
          <table:table-cell office:value-type="float" office:value="1418335315.32191" calcext:value-type="float">
            <text:p>1418335315.32191</text:p>
          </table:table-cell>
          <table:table-cell office:value-type="float" office:value="1418335315.93421" calcext:value-type="float">
            <text:p>1418335315.93421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O37]-[.N37]" office:value-type="float" office:value="1.24545001983643" calcext:value-type="float">
            <text:p>1.24545001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2" calcext:value-type="float">
            <text:p>0.02</text:p>
          </table:table-cell>
          <table:table-cell table:formula="of:=[.F37]-[.C37]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.27" calcext:value-type="float">
            <text:p>8.27</text:p>
          </table:table-cell>
          <table:table-cell table:formula="of:=[.J37]-[.C37]" office:value-type="float" office:value="0" calcext:value-type="float">
            <text:p>0</text:p>
          </table:table-cell>
          <table:table-cell/>
          <table:table-cell office:value-type="float" office:value="1418335315.97057" calcext:value-type="float">
            <text:p>1418335315.97057</text:p>
          </table:table-cell>
          <table:table-cell office:value-type="float" office:value="1418335317.21602" calcext:value-type="float">
            <text:p>1418335317.21602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O38]-[.N38]" office:value-type="float" office:value="0.905290126800537" calcext:value-type="float">
            <text:p>0.905290126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 table:formula="of:=[.F38]-[.C38]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.14" calcext:value-type="float">
            <text:p>9.14</text:p>
          </table:table-cell>
          <table:table-cell table:formula="of:=[.J38]-[.C38]" office:value-type="float" office:value="0" calcext:value-type="float">
            <text:p>0</text:p>
          </table:table-cell>
          <table:table-cell/>
          <table:table-cell office:value-type="float" office:value="1418335317.25382" calcext:value-type="float">
            <text:p>1418335317.25382</text:p>
          </table:table-cell>
          <table:table-cell office:value-type="float" office:value="1418335318.15911" calcext:value-type="float">
            <text:p>1418335318.15911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O39]-[.N39]" office:value-type="float" office:value="2.10558986663818" calcext:value-type="float">
            <text:p>2.105589866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1" calcext:value-type="float">
            <text:p>0.01</text:p>
          </table:table-cell>
          <table:table-cell table:formula="of:=[.F39]-[.C39]" office:value-type="float" office:value="23" calcext:value-type="float">
            <text:p>2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.42" calcext:value-type="float">
            <text:p>9.42</text:p>
          </table:table-cell>
          <table:table-cell table:formula="of:=[.J39]-[.C39]" office:value-type="float" office:value="0" calcext:value-type="float">
            <text:p>0</text:p>
          </table:table-cell>
          <table:table-cell/>
          <table:table-cell office:value-type="float" office:value="1418335318.20426" calcext:value-type="float">
            <text:p>1418335318.20426</text:p>
          </table:table-cell>
          <table:table-cell office:value-type="float" office:value="1418335320.30985" calcext:value-type="float">
            <text:p>1418335320.30985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O40]-[.N40]" office:value-type="float" office:value="1.00705981254578" calcext:value-type="float">
            <text:p>1.007059812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1" calcext:value-type="float">
            <text:p>0.01</text:p>
          </table:table-cell>
          <table:table-cell table:formula="of:=[.F40]-[.C40]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.47" calcext:value-type="float">
            <text:p>9.47</text:p>
          </table:table-cell>
          <table:table-cell table:formula="of:=[.J40]-[.C40]" office:value-type="float" office:value="0" calcext:value-type="float">
            <text:p>0</text:p>
          </table:table-cell>
          <table:table-cell/>
          <table:table-cell office:value-type="float" office:value="1418335320.35734" calcext:value-type="float">
            <text:p>1418335320.35734</text:p>
          </table:table-cell>
          <table:table-cell office:value-type="float" office:value="1418335321.3644" calcext:value-type="float">
            <text:p>1418335321.3644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O41]-[.N41]" office:value-type="float" office:value="1.47985005378723" calcext:value-type="float">
            <text:p>1.47985005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1" calcext:value-type="float">
            <text:p>0.01</text:p>
          </table:table-cell>
          <table:table-cell table:formula="of:=[.F41]-[.C41]"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.03" calcext:value-type="float">
            <text:p>10.03</text:p>
          </table:table-cell>
          <table:table-cell table:formula="of:=[.J41]-[.C41]" office:value-type="float" office:value="0" calcext:value-type="float">
            <text:p>0</text:p>
          </table:table-cell>
          <table:table-cell/>
          <table:table-cell office:value-type="float" office:value="1418335321.40779" calcext:value-type="float">
            <text:p>1418335321.40779</text:p>
          </table:table-cell>
          <table:table-cell office:value-type="float" office:value="1418335322.88764" calcext:value-type="float">
            <text:p>1418335322.88764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O42]-[.N42]" office:value-type="float" office:value="2.82481980323792" calcext:value-type="float">
            <text:p>2.824819803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1" calcext:value-type="float">
            <text:p>0.01</text:p>
          </table:table-cell>
          <table:table-cell table:formula="of:=[.F42]-[.C42]" office:value-type="float" office:value="17" calcext:value-type="float">
            <text:p>1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.31" calcext:value-type="float">
            <text:p>10.31</text:p>
          </table:table-cell>
          <table:table-cell table:formula="of:=[.J42]-[.C42]" office:value-type="float" office:value="0" calcext:value-type="float">
            <text:p>0</text:p>
          </table:table-cell>
          <table:table-cell/>
          <table:table-cell office:value-type="float" office:value="1418335322.93582" calcext:value-type="float">
            <text:p>1418335322.93582</text:p>
          </table:table-cell>
          <table:table-cell office:value-type="float" office:value="1418335325.76064" calcext:value-type="float">
            <text:p>1418335325.76064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O43]-[.N43]" office:value-type="float" office:value="2.67266988754272" calcext:value-type="float">
            <text:p>2.672669887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2" calcext:value-type="float">
            <text:p>0.02</text:p>
          </table:table-cell>
          <table:table-cell table:formula="of:=[.F43]-[.C43]"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.11" calcext:value-type="float">
            <text:p>11.11</text:p>
          </table:table-cell>
          <table:table-cell table:formula="of:=[.J43]-[.C43]" office:value-type="float" office:value="0" calcext:value-type="float">
            <text:p>0</text:p>
          </table:table-cell>
          <table:table-cell/>
          <table:table-cell office:value-type="float" office:value="1418335325.81029" calcext:value-type="float">
            <text:p>1418335325.81029</text:p>
          </table:table-cell>
          <table:table-cell office:value-type="float" office:value="1418335328.48296" calcext:value-type="float">
            <text:p>1418335328.48296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O44]-[.N44]" office:value-type="float" office:value="1.41230010986328" calcext:value-type="float">
            <text:p>1.412300109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2" calcext:value-type="float">
            <text:p>0.02</text:p>
          </table:table-cell>
          <table:table-cell table:formula="of:=[.F44]-[.C44]" office:value-type="float" office:value="15" calcext:value-type="float">
            <text:p>1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.21" calcext:value-type="float">
            <text:p>11.21</text:p>
          </table:table-cell>
          <table:table-cell table:formula="of:=[.J44]-[.C44]" office:value-type="float" office:value="-1" calcext:value-type="float">
            <text:p>-1</text:p>
          </table:table-cell>
          <table:table-cell/>
          <table:table-cell office:value-type="float" office:value="1418335328.53753" calcext:value-type="float">
            <text:p>1418335328.53753</text:p>
          </table:table-cell>
          <table:table-cell office:value-type="float" office:value="1418335329.94983" calcext:value-type="float">
            <text:p>1418335329.94983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O45]-[.N45]" office:value-type="float" office:value="2.8478901386261" calcext:value-type="float">
            <text:p>2.847890138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2" calcext:value-type="float">
            <text:p>0.02</text:p>
          </table:table-cell>
          <table:table-cell table:formula="of:=[.F45]-[.C45]"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.42" calcext:value-type="float">
            <text:p>11.42</text:p>
          </table:table-cell>
          <table:table-cell table:formula="of:=[.J45]-[.C45]" office:value-type="float" office:value="0" calcext:value-type="float">
            <text:p>0</text:p>
          </table:table-cell>
          <table:table-cell/>
          <table:table-cell office:value-type="float" office:value="1418335329.998" calcext:value-type="float">
            <text:p>1418335329.998</text:p>
          </table:table-cell>
          <table:table-cell office:value-type="float" office:value="1418335332.84589" calcext:value-type="float">
            <text:p>1418335332.84589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O46]-[.N46]" office:value-type="float" office:value="2.17436003684998" calcext:value-type="float">
            <text:p>2.174360036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2" calcext:value-type="float">
            <text:p>0.02</text:p>
          </table:table-cell>
          <table:table-cell table:formula="of:=[.F46]-[.C46]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.04" calcext:value-type="float">
            <text:p>12.04</text:p>
          </table:table-cell>
          <table:table-cell table:formula="of:=[.J46]-[.C46]" office:value-type="float" office:value="0" calcext:value-type="float">
            <text:p>0</text:p>
          </table:table-cell>
          <table:table-cell/>
          <table:table-cell office:value-type="float" office:value="1418335332.8966" calcext:value-type="float">
            <text:p>1418335332.8966</text:p>
          </table:table-cell>
          <table:table-cell office:value-type="float" office:value="1418335335.07096" calcext:value-type="float">
            <text:p>1418335335.07096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O47]-[.N47]" office:value-type="float" office:value="5.08699011802673" calcext:value-type="float">
            <text:p>5.0869901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2" calcext:value-type="float">
            <text:p>0.02</text:p>
          </table:table-cell>
          <table:table-cell table:formula="of:=[.F47]-[.C47]"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.23" calcext:value-type="float">
            <text:p>12.23</text:p>
          </table:table-cell>
          <table:table-cell table:formula="of:=[.J47]-[.C47]" office:value-type="float" office:value="0" calcext:value-type="float">
            <text:p>0</text:p>
          </table:table-cell>
          <table:table-cell/>
          <table:table-cell office:value-type="float" office:value="1418335335.12549" calcext:value-type="float">
            <text:p>1418335335.12549</text:p>
          </table:table-cell>
          <table:table-cell office:value-type="float" office:value="1418335340.21248" calcext:value-type="float">
            <text:p>1418335340.21248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O48]-[.N48]" office:value-type="float" office:value="16.8656599521637" calcext:value-type="float">
            <text:p>16.865659952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.02</text:p>
          </table:table-cell>
          <table:table-cell table:formula="of:=[.F48]-[.C48]" office:value-type="float" office:value="18" calcext:value-type="float">
            <text:p>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.22" calcext:value-type="float">
            <text:p>12.22</text:p>
          </table:table-cell>
          <table:table-cell table:formula="of:=[.J48]-[.C48]" office:value-type="float" office:value="0" calcext:value-type="float">
            <text:p>0</text:p>
          </table:table-cell>
          <table:table-cell/>
          <table:table-cell office:value-type="float" office:value="1418335340.26392" calcext:value-type="float">
            <text:p>1418335340.26392</text:p>
          </table:table-cell>
          <table:table-cell office:value-type="float" office:value="1418335357.12958" calcext:value-type="float">
            <text:p>1418335357.12958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O49]-[.N49]" office:value-type="float" office:value="2.52757000923157" calcext:value-type="float">
            <text:p>2.527570009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.03</text:p>
          </table:table-cell>
          <table:table-cell table:formula="of:=[.F49]-[.C49]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.17" calcext:value-type="float">
            <text:p>13.17</text:p>
          </table:table-cell>
          <table:table-cell table:formula="of:=[.J49]-[.C49]" office:value-type="float" office:value="0" calcext:value-type="float">
            <text:p>0</text:p>
          </table:table-cell>
          <table:table-cell/>
          <table:table-cell office:value-type="float" office:value="1418335357.1842" calcext:value-type="float">
            <text:p>1418335357.1842</text:p>
          </table:table-cell>
          <table:table-cell office:value-type="float" office:value="1418335359.71177" calcext:value-type="float">
            <text:p>1418335359.71177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O50]-[.N50]" office:value-type="float" office:value="3.62835001945496" calcext:value-type="float">
            <text:p>3.628350019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3" calcext:value-type="float">
            <text:p>0.03</text:p>
          </table:table-cell>
          <table:table-cell table:formula="of:=[.F50]-[.C50]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3.13" calcext:value-type="float">
            <text:p>13.13</text:p>
          </table:table-cell>
          <table:table-cell table:formula="of:=[.J50]-[.C50]" office:value-type="float" office:value="0" calcext:value-type="float">
            <text:p>0</text:p>
          </table:table-cell>
          <table:table-cell/>
          <table:table-cell office:value-type="float" office:value="1418335359.77265" calcext:value-type="float">
            <text:p>1418335359.77265</text:p>
          </table:table-cell>
          <table:table-cell office:value-type="float" office:value="1418335363.401" calcext:value-type="float">
            <text:p>1418335363.401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O51]-[.N51]" office:value-type="float" office:value="6.34299993515015" calcext:value-type="float">
            <text:p>6.34299993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3" calcext:value-type="float">
            <text:p>0.03</text:p>
          </table:table-cell>
          <table:table-cell table:formula="of:=[.F51]-[.C51]"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.27" calcext:value-type="float">
            <text:p>13.27</text:p>
          </table:table-cell>
          <table:table-cell table:formula="of:=[.J51]-[.C51]" office:value-type="float" office:value="0" calcext:value-type="float">
            <text:p>0</text:p>
          </table:table-cell>
          <table:table-cell/>
          <table:table-cell office:value-type="float" office:value="1418335363.46091" calcext:value-type="float">
            <text:p>1418335363.46091</text:p>
          </table:table-cell>
          <table:table-cell office:value-type="float" office:value="1418335369.80391" calcext:value-type="float">
            <text:p>1418335369.80391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O52]-[.N52]" office:value-type="float" office:value="3.42655992507935" calcext:value-type="float">
            <text:p>3.426559925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table:formula="of:=[.F52]-[.C52]" office:value-type="float" office:value="38" calcext:value-type="float">
            <text:p>3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.84" calcext:value-type="float">
            <text:p>12.84</text:p>
          </table:table-cell>
          <table:table-cell table:formula="of:=[.J52]-[.C52]" office:value-type="float" office:value="0" calcext:value-type="float">
            <text:p>0</text:p>
          </table:table-cell>
          <table:table-cell/>
          <table:table-cell office:value-type="float" office:value="1418335369.87502" calcext:value-type="float">
            <text:p>1418335369.87502</text:p>
          </table:table-cell>
          <table:table-cell office:value-type="float" office:value="1418335373.30158" calcext:value-type="float">
            <text:p>1418335373.30158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O53]-[.N53]" office:value-type="float" office:value="19.3452298641205" calcext:value-type="float">
            <text:p>19.34522986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" calcext:value-type="float">
            <text:p>0.03</text:p>
          </table:table-cell>
          <table:table-cell table:formula="of:=[.F53]-[.C53]" office:value-type="float" office:value="47" calcext:value-type="float">
            <text:p>4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.21" calcext:value-type="float">
            <text:p>13.21</text:p>
          </table:table-cell>
          <table:table-cell table:formula="of:=[.J53]-[.C53]" office:value-type="float" office:value="0" calcext:value-type="float">
            <text:p>0</text:p>
          </table:table-cell>
          <table:table-cell/>
          <table:table-cell office:value-type="float" office:value="1418335373.36976" calcext:value-type="float">
            <text:p>1418335373.36976</text:p>
          </table:table-cell>
          <table:table-cell office:value-type="float" office:value="1418335392.71499" calcext:value-type="float">
            <text:p>1418335392.71499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O54]-[.N54]" office:value-type="float" office:value="15.3789799213409" calcext:value-type="float">
            <text:p>15.37897992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" calcext:value-type="float">
            <text:p>0.03</text:p>
          </table:table-cell>
          <table:table-cell table:formula="of:=[.F54]-[.C54]" office:value-type="float" office:value="38" calcext:value-type="float">
            <text:p>3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3.6" calcext:value-type="float">
            <text:p>13.6</text:p>
          </table:table-cell>
          <table:table-cell table:formula="of:=[.J54]-[.C54]" office:value-type="float" office:value="0" calcext:value-type="float">
            <text:p>0</text:p>
          </table:table-cell>
          <table:table-cell/>
          <table:table-cell office:value-type="float" office:value="1418335392.782" calcext:value-type="float">
            <text:p>1418335392.782</text:p>
          </table:table-cell>
          <table:table-cell office:value-type="float" office:value="1418335408.16098" calcext:value-type="float">
            <text:p>1418335408.16098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O55]-[.N55]" office:value-type="float" office:value="6.14222979545593" calcext:value-type="float">
            <text:p>6.14222979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table:formula="of:=[.F55]-[.C55]" office:value-type="float" office:value="32" calcext:value-type="float">
            <text:p>3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.98" calcext:value-type="float">
            <text:p>13.98</text:p>
          </table:table-cell>
          <table:table-cell table:formula="of:=[.J55]-[.C55]" office:value-type="float" office:value="0" calcext:value-type="float">
            <text:p>0</text:p>
          </table:table-cell>
          <table:table-cell/>
          <table:table-cell office:value-type="float" office:value="1418335408.22989" calcext:value-type="float">
            <text:p>1418335408.22989</text:p>
          </table:table-cell>
          <table:table-cell office:value-type="float" office:value="1418335414.37212" calcext:value-type="float">
            <text:p>1418335414.37212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O56]-[.N56]" office:value-type="float" office:value="18.018000125885" calcext:value-type="float">
            <text:p>18.01800012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4" calcext:value-type="float">
            <text:p>0.04</text:p>
          </table:table-cell>
          <table:table-cell table:formula="of:=[.F56]-[.C56]" office:value-type="float" office:value="2" calcext:value-type="float">
            <text:p>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5.18" calcext:value-type="float">
            <text:p>15.18</text:p>
          </table:table-cell>
          <table:table-cell table:formula="of:=[.J56]-[.C56]" office:value-type="float" office:value="0" calcext:value-type="float">
            <text:p>0</text:p>
          </table:table-cell>
          <table:table-cell/>
          <table:table-cell office:value-type="float" office:value="1418335414.4427" calcext:value-type="float">
            <text:p>1418335414.4427</text:p>
          </table:table-cell>
          <table:table-cell office:value-type="float" office:value="1418335432.4607" calcext:value-type="float">
            <text:p>1418335432.4607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O57]-[.N57]" office:value-type="float" office:value="7.06195998191834" calcext:value-type="float">
            <text:p>7.061959981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4" calcext:value-type="float">
            <text:p>0.04</text:p>
          </table:table-cell>
          <table:table-cell table:formula="of:=[.F57]-[.C57]" office:value-type="float" office:value="13" calcext:value-type="float">
            <text:p>1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5.54" calcext:value-type="float">
            <text:p>15.54</text:p>
          </table:table-cell>
          <table:table-cell table:formula="of:=[.J57]-[.C57]" office:value-type="float" office:value="0" calcext:value-type="float">
            <text:p>0</text:p>
          </table:table-cell>
          <table:table-cell/>
          <table:table-cell office:value-type="float" office:value="1418335432.53722" calcext:value-type="float">
            <text:p>1418335432.53722</text:p>
          </table:table-cell>
          <table:table-cell office:value-type="float" office:value="1418335439.59918" calcext:value-type="float">
            <text:p>1418335439.59918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O58]-[.N58]" office:value-type="float" office:value="41.6428201198578" calcext:value-type="float">
            <text:p>41.64282011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5" calcext:value-type="float">
            <text:p>0.05</text:p>
          </table:table-cell>
          <table:table-cell table:formula="of:=[.F58]-[.C58]" office:value-type="float" office:value="6" calcext:value-type="float">
            <text:p>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6.1" calcext:value-type="float">
            <text:p>16.1</text:p>
          </table:table-cell>
          <table:table-cell table:formula="of:=[.J58]-[.C58]" office:value-type="float" office:value="0" calcext:value-type="float">
            <text:p>0</text:p>
          </table:table-cell>
          <table:table-cell/>
          <table:table-cell office:value-type="float" office:value="1418335439.68099" calcext:value-type="float">
            <text:p>1418335439.68099</text:p>
          </table:table-cell>
          <table:table-cell office:value-type="float" office:value="1418335481.32381" calcext:value-type="float">
            <text:p>1418335481.32381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O59]-[.N59]" office:value-type="float" office:value="8.04639005661011" calcext:value-type="float">
            <text:p>8.046390056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5" calcext:value-type="float">
            <text:p>0.05</text:p>
          </table:table-cell>
          <table:table-cell table:formula="of:=[.F59]-[.C59]" office:value-type="float" office:value="8" calcext:value-type="float">
            <text:p>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6.16" calcext:value-type="float">
            <text:p>16.16</text:p>
          </table:table-cell>
          <table:table-cell table:formula="of:=[.J59]-[.C59]" office:value-type="float" office:value="0" calcext:value-type="float">
            <text:p>0</text:p>
          </table:table-cell>
          <table:table-cell/>
          <table:table-cell office:value-type="float" office:value="1418335481.40143" calcext:value-type="float">
            <text:p>1418335481.40143</text:p>
          </table:table-cell>
          <table:table-cell office:value-type="float" office:value="1418335489.44782" calcext:value-type="float">
            <text:p>1418335489.44782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O60]-[.N60]" office:value-type="float" office:value="13.249480009079" calcext:value-type="float">
            <text:p>13.249480009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5" calcext:value-type="float">
            <text:p>0.05</text:p>
          </table:table-cell>
          <table:table-cell table:formula="of:=[.F60]-[.C60]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6.22" calcext:value-type="float">
            <text:p>16.22</text:p>
          </table:table-cell>
          <table:table-cell table:formula="of:=[.J60]-[.C60]" office:value-type="float" office:value="0" calcext:value-type="float">
            <text:p>0</text:p>
          </table:table-cell>
          <table:table-cell/>
          <table:table-cell office:value-type="float" office:value="1418335489.53198" calcext:value-type="float">
            <text:p>1418335489.53198</text:p>
          </table:table-cell>
          <table:table-cell office:value-type="float" office:value="1418335502.78146" calcext:value-type="float">
            <text:p>1418335502.78146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O61]-[.N61]" office:value-type="float" office:value="30.2624299526215" calcext:value-type="float">
            <text:p>30.262429952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05" calcext:value-type="float">
            <text:p>0.05</text:p>
          </table:table-cell>
          <table:table-cell table:formula="of:=[.F61]-[.C61]" office:value-type="float" office:value="37" calcext:value-type="float">
            <text:p>3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.74" calcext:value-type="float">
            <text:p>16.74</text:p>
          </table:table-cell>
          <table:table-cell table:formula="of:=[.J61]-[.C61]" office:value-type="float" office:value="0" calcext:value-type="float">
            <text:p>0</text:p>
          </table:table-cell>
          <table:table-cell/>
          <table:table-cell office:value-type="float" office:value="1418335502.86905" calcext:value-type="float">
            <text:p>1418335502.86905</text:p>
          </table:table-cell>
          <table:table-cell office:value-type="float" office:value="1418335533.13148" calcext:value-type="float">
            <text:p>1418335533.13148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O62]-[.N62]" office:value-type="float" office:value="208.944809913635" calcext:value-type="float">
            <text:p>208.94480991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6" calcext:value-type="float">
            <text:p>0.06</text:p>
          </table:table-cell>
          <table:table-cell table:formula="of:=[.F62]-[.C62]" office:value-type="float" office:value="27" calcext:value-type="float">
            <text:p>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6.58" calcext:value-type="float">
            <text:p>16.58</text:p>
          </table:table-cell>
          <table:table-cell table:formula="of:=[.J62]-[.C62]" office:value-type="float" office:value="0" calcext:value-type="float">
            <text:p>0</text:p>
          </table:table-cell>
          <table:table-cell/>
          <table:table-cell office:value-type="float" office:value="1418335533.22425" calcext:value-type="float">
            <text:p>1418335533.22425</text:p>
          </table:table-cell>
          <table:table-cell office:value-type="float" office:value="1418335742.16906" calcext:value-type="float">
            <text:p>1418335742.16906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O63]-[.N63]" office:value-type="float" office:value="90.8089699745178" calcext:value-type="float">
            <text:p>90.808969974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  <table:table-cell table:formula="of:=[.F63]-[.C63]" office:value-type="float" office:value="25" calcext:value-type="float">
            <text:p>2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6.49" calcext:value-type="float">
            <text:p>16.49</text:p>
          </table:table-cell>
          <table:table-cell table:formula="of:=[.J63]-[.C63]" office:value-type="float" office:value="0" calcext:value-type="float">
            <text:p>0</text:p>
          </table:table-cell>
          <table:table-cell/>
          <table:table-cell office:value-type="float" office:value="1418335742.26254" calcext:value-type="float">
            <text:p>1418335742.26254</text:p>
          </table:table-cell>
          <table:table-cell office:value-type="float" office:value="1418335833.07151" calcext:value-type="float">
            <text:p>1418335833.07151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O64]-[.N64]" office:value-type="float" office:value="37.5504801273346" calcext:value-type="float">
            <text:p>37.550480127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6" calcext:value-type="float">
            <text:p>0.06</text:p>
          </table:table-cell>
          <table:table-cell table:formula="of:=[.F64]-[.C64]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.33" calcext:value-type="float">
            <text:p>17.33</text:p>
          </table:table-cell>
          <table:table-cell table:formula="of:=[.J64]-[.C64]" office:value-type="float" office:value="0" calcext:value-type="float">
            <text:p>0</text:p>
          </table:table-cell>
          <table:table-cell/>
          <table:table-cell office:value-type="float" office:value="1418335833.16431" calcext:value-type="float">
            <text:p>1418335833.16431</text:p>
          </table:table-cell>
          <table:table-cell office:value-type="float" office:value="1418335870.71479" calcext:value-type="float">
            <text:p>1418335870.71479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O65]-[.N65]" office:value-type="float" office:value="150.481349945068" calcext:value-type="float">
            <text:p>150.481349945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6" calcext:value-type="float">
            <text:p>0.06</text:p>
          </table:table-cell>
          <table:table-cell table:formula="of:=[.F65]-[.C65]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.42" calcext:value-type="float">
            <text:p>18.42</text:p>
          </table:table-cell>
          <table:table-cell table:formula="of:=[.J65]-[.C65]" office:value-type="float" office:value="0" calcext:value-type="float">
            <text:p>0</text:p>
          </table:table-cell>
          <table:table-cell/>
          <table:table-cell office:value-type="float" office:value="1418335870.80906" calcext:value-type="float">
            <text:p>1418335870.80906</text:p>
          </table:table-cell>
          <table:table-cell office:value-type="float" office:value="1418336021.29041" calcext:value-type="float">
            <text:p>1418336021.29041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O66]-[.N66]" office:value-type="float" office:value="84.9189999103546" calcext:value-type="float">
            <text:p>84.918999910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7" calcext:value-type="float">
            <text:p>0.07</text:p>
          </table:table-cell>
          <table:table-cell table:formula="of:=[.F66]-[.C66]" office:value-type="float" office:value="21" calcext:value-type="float">
            <text:p>2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9.63" calcext:value-type="float">
            <text:p>19.63</text:p>
          </table:table-cell>
          <table:table-cell table:formula="of:=[.J66]-[.C66]" office:value-type="float" office:value="0" calcext:value-type="float">
            <text:p>0</text:p>
          </table:table-cell>
          <table:table-cell/>
          <table:table-cell office:value-type="float" office:value="1418336021.38404" calcext:value-type="float">
            <text:p>1418336021.38404</text:p>
          </table:table-cell>
          <table:table-cell office:value-type="float" office:value="1418336106.30304" calcext:value-type="float">
            <text:p>1418336106.30304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O67]-[.N67]" office:value-type="float" office:value="49.772659778595" calcext:value-type="float">
            <text:p>49.772659778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7" calcext:value-type="float">
            <text:p>0.07</text:p>
          </table:table-cell>
          <table:table-cell table:formula="of:=[.F67]-[.C67]" office:value-type="float" office:value="24" calcext:value-type="float">
            <text:p>2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9.99" calcext:value-type="float">
            <text:p>19.99</text:p>
          </table:table-cell>
          <table:table-cell table:formula="of:=[.J67]-[.C67]" office:value-type="float" office:value="-1" calcext:value-type="float">
            <text:p>-1</text:p>
          </table:table-cell>
          <table:table-cell/>
          <table:table-cell office:value-type="float" office:value="1418336106.40229" calcext:value-type="float">
            <text:p>1418336106.40229</text:p>
          </table:table-cell>
          <table:table-cell office:value-type="float" office:value="1418336156.17495" calcext:value-type="float">
            <text:p>1418336156.17495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O68]-[.N68]" office:value-type="float" office:value="33.8455600738525" calcext:value-type="float">
            <text:p>33.8455600739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7" calcext:value-type="float">
            <text:p>0.07</text:p>
          </table:table-cell>
          <table:table-cell table:formula="of:=[.F68]-[.C68]" office:value-type="float" office:value="9" calcext:value-type="float">
            <text:p>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0.19" calcext:value-type="float">
            <text:p>20.19</text:p>
          </table:table-cell>
          <table:table-cell table:formula="of:=[.J68]-[.C68]" office:value-type="float" office:value="0" calcext:value-type="float">
            <text:p>0</text:p>
          </table:table-cell>
          <table:table-cell/>
          <table:table-cell office:value-type="float" office:value="1418336156.2886" calcext:value-type="float">
            <text:p>1418336156.2886</text:p>
          </table:table-cell>
          <table:table-cell office:value-type="float" office:value="1418336190.13416" calcext:value-type="float">
            <text:p>1418336190.13416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O69]-[.N69]" office:value-type="float" office:value="47.8844401836395" calcext:value-type="float">
            <text:p>47.884440183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7" calcext:value-type="float">
            <text:p>0.07</text:p>
          </table:table-cell>
          <table:table-cell table:formula="of:=[.F69]-[.C69]" office:value-type="float" office:value="34" calcext:value-type="float">
            <text:p>3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0.96" calcext:value-type="float">
            <text:p>20.96</text:p>
          </table:table-cell>
          <table:table-cell table:formula="of:=[.J69]-[.C69]" office:value-type="float" office:value="0" calcext:value-type="float">
            <text:p>0</text:p>
          </table:table-cell>
          <table:table-cell/>
          <table:table-cell office:value-type="float" office:value="1418336190.24766" calcext:value-type="float">
            <text:p>1418336190.24766</text:p>
          </table:table-cell>
          <table:table-cell office:value-type="float" office:value="1418336238.1321" calcext:value-type="float">
            <text:p>1418336238.1321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O70]-[.N70]" office:value-type="float" office:value="68.1397099494934" calcext:value-type="float">
            <text:p>68.139709949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8" calcext:value-type="float">
            <text:p>0.08</text:p>
          </table:table-cell>
          <table:table-cell table:formula="of:=[.F70]-[.C70]" office:value-type="float" office:value="2" calcext:value-type="float">
            <text:p>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0.61" calcext:value-type="float">
            <text:p>20.61</text:p>
          </table:table-cell>
          <table:table-cell table:formula="of:=[.J70]-[.C70]" office:value-type="float" office:value="0" calcext:value-type="float">
            <text:p>0</text:p>
          </table:table-cell>
          <table:table-cell/>
          <table:table-cell office:value-type="float" office:value="1418336238.27885" calcext:value-type="float">
            <text:p>1418336238.27885</text:p>
          </table:table-cell>
          <table:table-cell office:value-type="float" office:value="1418336306.41856" calcext:value-type="float">
            <text:p>1418336306.41856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O71]-[.N71]" office:value-type="float" office:value="617.51560997963" calcext:value-type="float">
            <text:p>617.515609979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8" calcext:value-type="float">
            <text:p>0.08</text:p>
          </table:table-cell>
          <table:table-cell table:formula="of:=[.F71]-[.C71]" office:value-type="float" office:value="44" calcext:value-type="float">
            <text:p>4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1.35" calcext:value-type="float">
            <text:p>21.35</text:p>
          </table:table-cell>
          <table:table-cell table:formula="of:=[.J71]-[.C71]" office:value-type="float" office:value="0" calcext:value-type="float">
            <text:p>0</text:p>
          </table:table-cell>
          <table:table-cell/>
          <table:table-cell office:value-type="float" office:value="1418336306.54213" calcext:value-type="float">
            <text:p>1418336306.54213</text:p>
          </table:table-cell>
          <table:table-cell office:value-type="float" office:value="1418336924.05774" calcext:value-type="float">
            <text:p>1418336924.05774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O72]-[.N72]" office:value-type="float" office:value="448.748029947281" calcext:value-type="float">
            <text:p>448.748029947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8" calcext:value-type="float">
            <text:p>0.08</text:p>
          </table:table-cell>
          <table:table-cell table:formula="of:=[.F72]-[.C72]" office:value-type="float" office:value="62" calcext:value-type="float">
            <text:p>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1.93" calcext:value-type="float">
            <text:p>21.93</text:p>
          </table:table-cell>
          <table:table-cell table:formula="of:=[.J72]-[.C72]" office:value-type="float" office:value="0" calcext:value-type="float">
            <text:p>0</text:p>
          </table:table-cell>
          <table:table-cell/>
          <table:table-cell office:value-type="float" office:value="1418336924.21964" calcext:value-type="float">
            <text:p>1418336924.21964</text:p>
          </table:table-cell>
          <table:table-cell office:value-type="float" office:value="1418337372.96767" calcext:value-type="float">
            <text:p>1418337372.96767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O73]-[.N73]" office:value-type="float" office:value="223.334470033646" calcext:value-type="float">
            <text:p>223.334470033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1" calcext:value-type="float">
            <text:p>0.1</text:p>
          </table:table-cell>
          <table:table-cell table:formula="of:=[.F73]-[.C73]" office:value-type="float" office:value="-1" calcext:value-type="float">
            <text:p>-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1.84" calcext:value-type="float">
            <text:p>21.84</text:p>
          </table:table-cell>
          <table:table-cell table:formula="of:=[.J73]-[.C73]" office:value-type="float" office:value="-1" calcext:value-type="float">
            <text:p>-1</text:p>
          </table:table-cell>
          <table:table-cell/>
          <table:table-cell office:value-type="float" office:value="1418337373.08059" calcext:value-type="float">
            <text:p>1418337373.08059</text:p>
          </table:table-cell>
          <table:table-cell office:value-type="float" office:value="1418337596.41506" calcext:value-type="float">
            <text:p>1418337596.41506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O74]-[.N74]" office:value-type="float" office:value="154.740520000458" calcext:value-type="float">
            <text:p>154.740520000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1" calcext:value-type="float">
            <text:p>0.1</text:p>
          </table:table-cell>
          <table:table-cell table:formula="of:=[.F74]-[.C74]" office:value-type="float" office:value="23" calcext:value-type="float">
            <text:p>2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3.12" calcext:value-type="float">
            <text:p>23.12</text:p>
          </table:table-cell>
          <table:table-cell table:formula="of:=[.J74]-[.C74]" office:value-type="float" office:value="-1" calcext:value-type="float">
            <text:p>-1</text:p>
          </table:table-cell>
          <table:table-cell/>
          <table:table-cell office:value-type="float" office:value="1418337596.53773" calcext:value-type="float">
            <text:p>1418337596.53773</text:p>
          </table:table-cell>
          <table:table-cell office:value-type="float" office:value="1418337751.27825" calcext:value-type="float">
            <text:p>1418337751.27825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O75]-[.N75]" office:value-type="float" office:value="67.468719959259" calcext:value-type="float">
            <text:p>67.468719959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11" calcext:value-type="float">
            <text:p>0.11</text:p>
          </table:table-cell>
          <table:table-cell table:formula="of:=[.F75]-[.C75]" office:value-type="float" office:value="31" calcext:value-type="float">
            <text:p>3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2.68" calcext:value-type="float">
            <text:p>22.68</text:p>
          </table:table-cell>
          <table:table-cell table:formula="of:=[.J75]-[.C75]" office:value-type="float" office:value="-1" calcext:value-type="float">
            <text:p>-1</text:p>
          </table:table-cell>
          <table:table-cell/>
          <table:table-cell office:value-type="float" office:value="1418337751.402" calcext:value-type="float">
            <text:p>1418337751.402</text:p>
          </table:table-cell>
          <table:table-cell office:value-type="float" office:value="1418337818.87072" calcext:value-type="float">
            <text:p>1418337818.87072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O76]-[.N76]" office:value-type="float" office:value="80.454509973526" calcext:value-type="float">
            <text:p>80.454509973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11" calcext:value-type="float">
            <text:p>0.11</text:p>
          </table:table-cell>
          <table:table-cell table:formula="of:=[.F76]-[.C76]" office:value-type="float" office:value="45" calcext:value-type="float">
            <text:p>4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1.96" calcext:value-type="float">
            <text:p>21.96</text:p>
          </table:table-cell>
          <table:table-cell table:formula="of:=[.J76]-[.C76]" office:value-type="float" office:value="-1" calcext:value-type="float">
            <text:p>-1</text:p>
          </table:table-cell>
          <table:table-cell/>
          <table:table-cell office:value-type="float" office:value="1418337818.99562" calcext:value-type="float">
            <text:p>1418337818.99562</text:p>
          </table:table-cell>
          <table:table-cell office:value-type="float" office:value="1418337899.45013" calcext:value-type="float">
            <text:p>1418337899.45013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O77]-[.N77]" office:value-type="float" office:value="53.9377200603485" calcext:value-type="float">
            <text:p>53.937720060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11" calcext:value-type="float">
            <text:p>0.11</text:p>
          </table:table-cell>
          <table:table-cell table:formula="of:=[.F77]-[.C77]" office:value-type="float" office:value="23" calcext:value-type="float">
            <text:p>2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2.12" calcext:value-type="float">
            <text:p>22.12</text:p>
          </table:table-cell>
          <table:table-cell table:formula="of:=[.J77]-[.C77]" office:value-type="float" office:value="0" calcext:value-type="float">
            <text:p>0</text:p>
          </table:table-cell>
          <table:table-cell/>
          <table:table-cell office:value-type="float" office:value="1418337899.5836" calcext:value-type="float">
            <text:p>1418337899.5836</text:p>
          </table:table-cell>
          <table:table-cell office:value-type="float" office:value="1418337953.52132" calcext:value-type="float">
            <text:p>1418337953.52132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O78]-[.N78]" office:value-type="float" office:value="179.767299890518" calcext:value-type="float">
            <text:p>179.767299890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12" calcext:value-type="float">
            <text:p>0.12</text:p>
          </table:table-cell>
          <table:table-cell table:formula="of:=[.F78]-[.C78]" office:value-type="float" office:value="30" calcext:value-type="float">
            <text:p>3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3.58" calcext:value-type="float">
            <text:p>23.58</text:p>
          </table:table-cell>
          <table:table-cell table:formula="of:=[.J78]-[.C78]" office:value-type="float" office:value="-1" calcext:value-type="float">
            <text:p>-1</text:p>
          </table:table-cell>
          <table:table-cell/>
          <table:table-cell office:value-type="float" office:value="1418337953.66069" calcext:value-type="float">
            <text:p>1418337953.66069</text:p>
          </table:table-cell>
          <table:table-cell office:value-type="float" office:value="1418338133.42799" calcext:value-type="float">
            <text:p>1418338133.42799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O79]-[.N79]" office:value-type="float" office:value="73.9179298877716" calcext:value-type="float">
            <text:p>73.917929887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11" calcext:value-type="float">
            <text:p>0.11</text:p>
          </table:table-cell>
          <table:table-cell table:formula="of:=[.F79]-[.C79]" office:value-type="float" office:value="6" calcext:value-type="float">
            <text:p>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23.85" calcext:value-type="float">
            <text:p>23.85</text:p>
          </table:table-cell>
          <table:table-cell table:formula="of:=[.J79]-[.C79]" office:value-type="float" office:value="0" calcext:value-type="float">
            <text:p>0</text:p>
          </table:table-cell>
          <table:table-cell/>
          <table:table-cell office:value-type="float" office:value="1418338133.5636" calcext:value-type="float">
            <text:p>1418338133.5636</text:p>
          </table:table-cell>
          <table:table-cell office:value-type="float" office:value="1418338207.48153" calcext:value-type="float">
            <text:p>1418338207.48153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O80]-[.N80]" office:value-type="float" office:value="1844.59692001343" calcext:value-type="float">
            <text:p>1844.596920013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12" calcext:value-type="float">
            <text:p>0.12</text:p>
          </table:table-cell>
          <table:table-cell table:formula="of:=[.F80]-[.C80]" office:value-type="float" office:value="79" calcext:value-type="float">
            <text:p>7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3.39" calcext:value-type="float">
            <text:p>23.39</text:p>
          </table:table-cell>
          <table:table-cell table:formula="of:=[.J80]-[.C80]" office:value-type="float" office:value="0" calcext:value-type="float">
            <text:p>0</text:p>
          </table:table-cell>
          <table:table-cell/>
          <table:table-cell office:value-type="float" office:value="1418338207.62746" calcext:value-type="float">
            <text:p>1418338207.62746</text:p>
          </table:table-cell>
          <table:table-cell office:value-type="float" office:value="1418340052.22438" calcext:value-type="float">
            <text:p>1418340052.22438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3.41" calcext:value-type="float">
            <text:p>23.41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3.67" calcext:value-type="float">
            <text:p>23.67</text:p>
          </table:table-cell>
          <table:table-cell table:number-columns-repeated="3"/>
          <table:table-cell table:style-name="ce2"/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.06" calcext:value-type="float">
            <text:p>23.06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4.17" calcext:value-type="float">
            <text:p>24.17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3.95" calcext:value-type="float">
            <text:p>23.95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4.8" calcext:value-type="float">
            <text:p>24.8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5.87" calcext:value-type="float">
            <text:p>25.87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.8" calcext:value-type="float">
            <text:p>25.8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7.07" calcext:value-type="float">
            <text:p>27.07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7.31" calcext:value-type="float">
            <text:p>27.31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7.14" calcext:value-type="float">
            <text:p>27.14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6.54" calcext:value-type="float">
            <text:p>26.54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8.85" calcext:value-type="float">
            <text:p>28.85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28.92" calcext:value-type="float">
            <text:p>28.92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30.54" calcext:value-type="float">
            <text:p>30.54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93" calcext:value-type="float">
            <text:p>193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0.25" calcext:value-type="float">
            <text:p>30.25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0.41" calcext:value-type="float">
            <text:p>30.41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9.28" calcext:value-type="float">
            <text:p>29.28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1.23" calcext:value-type="float">
            <text:p>31.23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63" calcext:value-type="float">
            <text:p>163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3.76" calcext:value-type="float">
            <text:p>33.76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1.88" calcext:value-type="float">
            <text:p>31.88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0.29" calcext:value-type="float">
            <text:p>0.2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.31" calcext:value-type="float">
            <text:p>32.31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.29" calcext:value-type="float">
            <text:p>0.2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3.66" calcext:value-type="float">
            <text:p>33.66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2.36" calcext:value-type="float">
            <text:p>32.36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4.58" calcext:value-type="float">
            <text:p>34.58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4.89" calcext:value-type="float">
            <text:p>34.89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4.55" calcext:value-type="float">
            <text:p>34.55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35.68" calcext:value-type="float">
            <text:p>35.68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4.03" calcext:value-type="float">
            <text:p>34.03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5.4" calcext:value-type="float">
            <text:p>35.4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6.88" calcext:value-type="float">
            <text:p>36.88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6.75" calcext:value-type="float">
            <text:p>36.75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38.01" calcext:value-type="float">
            <text:p>38.01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214" calcext:value-type="float">
            <text:p>214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7.19" calcext:value-type="float">
            <text:p>37.19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8.41" calcext:value-type="float">
            <text:p>38.41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8.78" calcext:value-type="float">
            <text:p>38.78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9.08" calcext:value-type="float">
            <text:p>39.08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9.65" calcext:value-type="float">
            <text:p>39.65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9.02" calcext:value-type="float">
            <text:p>39.02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39.84" calcext:value-type="float">
            <text:p>39.84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0.58" calcext:value-type="float">
            <text:p>40.58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9.78" calcext:value-type="float">
            <text:p>39.78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  <table:table-cell office:value-type="float" office:value="216" calcext:value-type="float">
            <text:p>216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40.68" calcext:value-type="float">
            <text:p>40.68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  <table:table-cell office:value-type="float" office:value="276" calcext:value-type="float">
            <text:p>276</text:p>
          </table:table-cell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42.82" calcext:value-type="float">
            <text:p>42.82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216" calcext:value-type="float">
            <text:p>216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41.04" calcext:value-type="float">
            <text:p>41.04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0.61" calcext:value-type="float">
            <text:p>0.6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43.09" calcext:value-type="float">
            <text:p>43.09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43.17" calcext:value-type="float">
            <text:p>43.17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42.56" calcext:value-type="float">
            <text:p>42.56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42.44" calcext:value-type="float">
            <text:p>42.44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  <table:table-cell office:value-type="float" office:value="232" calcext:value-type="float">
            <text:p>232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4.2" calcext:value-type="float">
            <text:p>44.2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office:value-type="float" office:value="0.64" calcext:value-type="float">
            <text:p>0.6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5.01" calcext:value-type="float">
            <text:p>45.01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float" office:value="0.68" calcext:value-type="float">
            <text:p>0.68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45.32" calcext:value-type="float">
            <text:p>45.32</text:p>
          </table:table-cell>
          <table:table-cell table:number-columns-repeated="101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office:value-type="float" office:value="0.74" calcext:value-type="float">
            <text:p>0.7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5.15" calcext:value-type="float">
            <text:p>45.15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285" calcext:value-type="float">
            <text:p>285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46.57" calcext:value-type="float">
            <text:p>46.57</text:p>
          </table:table-cell>
          <table:table-cell table:number-columns-repeated="101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7.39" calcext:value-type="float">
            <text:p>47.39</text:p>
          </table:table-cell>
          <table:table-cell table:number-columns-repeated="101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6.25" calcext:value-type="float">
            <text:p>46.25</text:p>
          </table:table-cell>
          <table:table-cell table:number-columns-repeated="101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49.64" calcext:value-type="float">
            <text:p>49.64</text:p>
          </table:table-cell>
          <table:table-cell table:number-columns-repeated="101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257" calcext:value-type="float">
            <text:p>257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48.52" calcext:value-type="float">
            <text:p>48.52</text:p>
          </table:table-cell>
          <table:table-cell table:number-columns-repeated="101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  <table:table-cell office:value-type="float" office:value="253" calcext:value-type="float">
            <text:p>253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49.79" calcext:value-type="float">
            <text:p>49.79</text:p>
          </table:table-cell>
          <table:table-cell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214" calcext:value-type="float">
            <text:p>214</text:p>
          </table:table-cell>
          <table:table-cell office:value-type="float" office:value="0.86" calcext:value-type="float">
            <text:p>0.86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48.72" calcext:value-type="float">
            <text:p>48.72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48.6" calcext:value-type="float">
            <text:p>48.6</text:p>
          </table:table-cell>
          <table:table-cell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 office:value-type="float" office:value="0.87" calcext:value-type="float">
            <text:p>0.87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49.38" calcext:value-type="float">
            <text:p>49.38</text:p>
          </table:table-cell>
          <table:table-cell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277" calcext:value-type="float">
            <text:p>277</text:p>
          </table:table-cell>
          <table:table-cell office:value-type="float" office:value="0.87" calcext:value-type="float">
            <text:p>0.87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52.24" calcext:value-type="float">
            <text:p>52.24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50.82" calcext:value-type="float">
            <text:p>50.82</text:p>
          </table:table-cell>
          <table:table-cell table:number-columns-repeated="101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51.74" calcext:value-type="float">
            <text:p>51.74</text:p>
          </table:table-cell>
          <table:table-cell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51.75" calcext:value-type="float">
            <text:p>51.75</text:p>
          </table:table-cell>
          <table:table-cell table:number-columns-repeated="101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4.51" calcext:value-type="float">
            <text:p>54.51</text:p>
          </table:table-cell>
          <table:table-cell table:number-columns-repeated="101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53.31" calcext:value-type="float">
            <text:p>53.31</text:p>
          </table:table-cell>
          <table:table-cell table:number-columns-repeated="101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 office:value-type="float" office:value="1.04" calcext:value-type="float">
            <text:p>1.0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53.17" calcext:value-type="float">
            <text:p>53.17</text:p>
          </table:table-cell>
          <table:table-cell table:number-columns-repeated="101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53.81" calcext:value-type="float">
            <text:p>53.81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56.13" calcext:value-type="float">
            <text:p>56.13</text:p>
          </table:table-cell>
          <table:table-cell table:number-columns-repeated="1013"/>
        </table:table-row>
      </table:table>
      <table:table table:name="Big inpu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/>
          <table:table-cell table:style-name="ce1" office:value-type="string" calcext:value-type="string">
            <text:p>Grasp solution</text:p>
          </table:table-cell>
          <table:table-cell table:style-name="ce1" office:value-type="string" calcext:value-type="string">
            <text:p>Grasp time</text:p>
          </table:table-cell>
          <table:table-cell table:style-name="ce1"/>
          <table:table-cell table:style-name="ce1" office:value-type="string" calcext:value-type="string">
            <text:p>Brkga solution</text:p>
          </table:table-cell>
          <table:table-cell table:style-name="ce1" office:value-type="string" calcext:value-type="string">
            <text:p>Brkga time</text:p>
          </table:table-cell>
          <table:table-cell table:style-name="ce1"/>
          <table:table-cell table:style-name="ce1" office:value-type="string" calcext:value-type="string">
            <text:p>Grasp-brkga difference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C2]-[.F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67" calcext:value-type="float">
            <text:p>1.67</text:p>
          </table:table-cell>
          <table:table-cell/>
          <table:table-cell table:formula="of:=[.C3]-[.F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3" calcext:value-type="float">
            <text:p>3.73</text:p>
          </table:table-cell>
          <table:table-cell/>
          <table:table-cell table:formula="of:=[.C4]-[.F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.08" calcext:value-type="float">
            <text:p>6.08</text:p>
          </table:table-cell>
          <table:table-cell/>
          <table:table-cell table:formula="of:=[.C5]-[.F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.72" calcext:value-type="float">
            <text:p>8.72</text:p>
          </table:table-cell>
          <table:table-cell/>
          <table:table-cell table:formula="of:=[.C6]-[.F6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.67" calcext:value-type="float">
            <text:p>11.67</text:p>
          </table:table-cell>
          <table:table-cell/>
          <table:table-cell table:formula="of:=[.C7]-[.F7]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.87" calcext:value-type="float">
            <text:p>14.87</text:p>
          </table:table-cell>
          <table:table-cell/>
          <table:table-cell table:formula="of:=[.C8]-[.F8]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8.63" calcext:value-type="float">
            <text:p>18.63</text:p>
          </table:table-cell>
          <table:table-cell/>
          <table:table-cell table:formula="of:=[.C9]-[.F9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2.12" calcext:value-type="float">
            <text:p>22.12</text:p>
          </table:table-cell>
          <table:table-cell/>
          <table:table-cell table:formula="of:=[.C10]-[.F10]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6.79" calcext:value-type="float">
            <text:p>26.79</text:p>
          </table:table-cell>
          <table:table-cell/>
          <table:table-cell table:formula="of:=[.C11]-[.F11]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0.84" calcext:value-type="float">
            <text:p>30.84</text:p>
          </table:table-cell>
          <table:table-cell/>
          <table:table-cell table:formula="of:=[.C12]-[.F12]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3.58" calcext:value-type="float">
            <text:p>33.58</text:p>
          </table:table-cell>
          <table:table-cell/>
          <table:table-cell table:formula="of:=[.C13]-[.F13]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9.31" calcext:value-type="float">
            <text:p>39.31</text:p>
          </table:table-cell>
          <table:table-cell/>
          <table:table-cell table:formula="of:=[.C14]-[.F14]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44.57" calcext:value-type="float">
            <text:p>44.57</text:p>
          </table:table-cell>
          <table:table-cell/>
          <table:table-cell table:formula="of:=[.C15]-[.F15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51.51" calcext:value-type="float">
            <text:p>51.51</text:p>
          </table:table-cell>
          <table:table-cell/>
          <table:table-cell table:formula="of:=[.C16]-[.F16]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56.69" calcext:value-type="float">
            <text:p>56.69</text:p>
          </table:table-cell>
          <table:table-cell/>
          <table:table-cell table:formula="of:=[.C17]-[.F17]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0.18" calcext:value-type="float">
            <text:p>60.18</text:p>
          </table:table-cell>
          <table:table-cell/>
          <table:table-cell table:formula="of:=[.C18]-[.F18]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6.34" calcext:value-type="float">
            <text:p>66.34</text:p>
          </table:table-cell>
          <table:table-cell/>
          <table:table-cell table:formula="of:=[.C19]-[.F19]"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0.42" calcext:value-type="float">
            <text:p>70.42</text:p>
          </table:table-cell>
          <table:table-cell/>
          <table:table-cell table:formula="of:=[.C20]-[.F20]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21]-[.F21]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.59" calcext:value-type="float">
            <text:p>2.5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88.13" calcext:value-type="float">
            <text:p>88.13</text:p>
          </table:table-cell>
          <table:table-cell/>
          <table:table-cell table:formula="of:=[.C22]-[.F22]" office:value-type="float" office:value="201" calcext:value-type="float">
            <text:p>201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92.05" calcext:value-type="float">
            <text:p>92.05</text:p>
          </table:table-cell>
          <table:table-cell/>
          <table:table-cell table:formula="of:=[.C23]-[.F23]" office:value-type="float" office:value="151" calcext:value-type="float">
            <text:p>151</text:p>
          </table:table-cell>
          <table:table-cell table:number-columns-repeated="1015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7.29" calcext:value-type="float">
            <text:p>107.29</text:p>
          </table:table-cell>
          <table:table-cell/>
          <table:table-cell table:formula="of:=[.C24]-[.F24]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06.66" calcext:value-type="float">
            <text:p>106.66</text:p>
          </table:table-cell>
          <table:table-cell/>
          <table:table-cell table:formula="of:=[.C25]-[.F25]" office:value-type="float" office:value="195" calcext:value-type="float">
            <text:p>195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26.61" calcext:value-type="float">
            <text:p>126.61</text:p>
          </table:table-cell>
          <table:table-cell/>
          <table:table-cell table:formula="of:=[.C26]-[.F26]" office:value-type="float" office:value="206" calcext:value-type="float">
            <text:p>206</text:p>
          </table:table-cell>
          <table:table-cell table:number-columns-repeated="1015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25.58" calcext:value-type="float">
            <text:p>125.58</text:p>
          </table:table-cell>
          <table:table-cell/>
          <table:table-cell table:formula="of:=[.C27]-[.F27]"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7.13" calcext:value-type="float">
            <text:p>7.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32.83" calcext:value-type="float">
            <text:p>132.83</text:p>
          </table:table-cell>
          <table:table-cell/>
          <table:table-cell table:formula="of:=[.C28]-[.F28]"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7.86" calcext:value-type="float">
            <text:p>7.8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42.44" calcext:value-type="float">
            <text:p>142.44</text:p>
          </table:table-cell>
          <table:table-cell/>
          <table:table-cell table:formula="of:=[.C29]-[.F29]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56.65" calcext:value-type="float">
            <text:p>156.65</text:p>
          </table:table-cell>
          <table:table-cell/>
          <table:table-cell table:formula="of:=[.C30]-[.F30]" office:value-type="float" office:value="198" calcext:value-type="float">
            <text:p>198</text:p>
          </table:table-cell>
          <table:table-cell table:number-columns-repeated="1015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9.88" calcext:value-type="float">
            <text:p>9.88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67.49" calcext:value-type="float">
            <text:p>167.49</text:p>
          </table:table-cell>
          <table:table-cell/>
          <table:table-cell table:formula="of:=[.C31]-[.F31]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69.74" calcext:value-type="float">
            <text:p>169.74</text:p>
          </table:table-cell>
          <table:table-cell/>
          <table:table-cell table:formula="of:=[.C32]-[.F32]" office:value-type="float" office:value="213" calcext:value-type="float">
            <text:p>213</text:p>
          </table:table-cell>
          <table:table-cell table:number-columns-repeated="1015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11.93" calcext:value-type="float">
            <text:p>11.93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84.33" calcext:value-type="float">
            <text:p>184.33</text:p>
          </table:table-cell>
          <table:table-cell/>
          <table:table-cell table:formula="of:=[.C33]-[.F33]" office:value-type="float" office:value="239" calcext:value-type="float">
            <text:p>239</text:p>
          </table:table-cell>
          <table:table-cell table:number-columns-repeated="1015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3.86" calcext:value-type="float">
            <text:p>13.8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95.11" calcext:value-type="float">
            <text:p>195.11</text:p>
          </table:table-cell>
          <table:table-cell/>
          <table:table-cell table:formula="of:=[.C34]-[.F34]"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15.81" calcext:value-type="float">
            <text:p>15.81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07.95" calcext:value-type="float">
            <text:p>207.95</text:p>
          </table:table-cell>
          <table:table-cell/>
          <table:table-cell table:formula="of:=[.C35]-[.F35]" office:value-type="float" office:value="267" calcext:value-type="float">
            <text:p>267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9.36" calcext:value-type="float">
            <text:p>19.3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212.39" calcext:value-type="float">
            <text:p>212.39</text:p>
          </table:table-cell>
          <table:table-cell/>
          <table:table-cell table:formula="of:=[.C36]-[.F36]" office:value-type="float" office:value="151" calcext:value-type="float">
            <text:p>151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18.64" calcext:value-type="float">
            <text:p>18.6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227.02" calcext:value-type="float">
            <text:p>227.02</text:p>
          </table:table-cell>
          <table:table-cell/>
          <table:table-cell table:formula="of:=[.C37]-[.F37]" office:value-type="float" office:value="229" calcext:value-type="float">
            <text:p>229</text:p>
          </table:table-cell>
          <table:table-cell table:number-columns-repeated="1015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35.34" calcext:value-type="float">
            <text:p>235.34</text:p>
          </table:table-cell>
          <table:table-cell/>
          <table:table-cell table:formula="of:=[.C38]-[.F38]" office:value-type="float" office:value="245" calcext:value-type="float">
            <text:p>245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24.13" calcext:value-type="float">
            <text:p>24.1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40.09" calcext:value-type="float">
            <text:p>240.09</text:p>
          </table:table-cell>
          <table:table-cell/>
          <table:table-cell table:formula="of:=[.C39]-[.F39]" office:value-type="float" office:value="279" calcext:value-type="float">
            <text:p>279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27.26" calcext:value-type="float">
            <text:p>27.26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50.62" calcext:value-type="float">
            <text:p>250.62</text:p>
          </table:table-cell>
          <table:table-cell/>
          <table:table-cell table:formula="of:=[.C40]-[.F40]" office:value-type="float" office:value="275" calcext:value-type="float">
            <text:p>275</text:p>
          </table:table-cell>
          <table:table-cell table:number-columns-repeated="1015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74.24" calcext:value-type="float">
            <text:p>274.24</text:p>
          </table:table-cell>
          <table:table-cell/>
          <table:table-cell table:formula="of:=[.C41]-[.F41]" office:value-type="float" office:value="251" calcext:value-type="float">
            <text:p>251</text:p>
          </table:table-cell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1.71" calcext:value-type="float">
            <text:p>31.71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282.8" calcext:value-type="float">
            <text:p>282.8</text:p>
          </table:table-cell>
          <table:table-cell/>
          <table:table-cell table:formula="of:=[.C42]-[.F42]" office:value-type="float" office:value="266" calcext:value-type="float">
            <text:p>266</text:p>
          </table:table-cell>
          <table:table-cell table:number-columns-repeated="1015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16.16" calcext:value-type="float">
            <text:p>316.16</text:p>
          </table:table-cell>
          <table:table-cell/>
          <table:table-cell table:formula="of:=[.C43]-[.F43]" office:value-type="float" office:value="257" calcext:value-type="float">
            <text:p>257</text:p>
          </table:table-cell>
          <table:table-cell table:number-columns-repeated="1015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312.18" calcext:value-type="float">
            <text:p>312.18</text:p>
          </table:table-cell>
          <table:table-cell/>
          <table:table-cell table:formula="of:=[.C44]-[.F44]" office:value-type="float" office:value="302" calcext:value-type="float">
            <text:p>302</text:p>
          </table:table-cell>
          <table:table-cell table:number-columns-repeated="1015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38.87" calcext:value-type="float">
            <text:p>38.87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31.58" calcext:value-type="float">
            <text:p>331.58</text:p>
          </table:table-cell>
          <table:table-cell/>
          <table:table-cell table:formula="of:=[.C45]-[.F45]" office:value-type="float" office:value="337" calcext:value-type="float">
            <text:p>337</text:p>
          </table:table-cell>
          <table:table-cell table:number-columns-repeated="1015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43.58" calcext:value-type="float">
            <text:p>43.58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337.23" calcext:value-type="float">
            <text:p>337.23</text:p>
          </table:table-cell>
          <table:table-cell/>
          <table:table-cell table:formula="of:=[.C46]-[.F46]" office:value-type="float" office:value="340" calcext:value-type="float">
            <text:p>340</text:p>
          </table:table-cell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7.92" calcext:value-type="float">
            <text:p>47.9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349.88" calcext:value-type="float">
            <text:p>349.88</text:p>
          </table:table-cell>
          <table:table-cell/>
          <table:table-cell table:formula="of:=[.C47]-[.F47]" office:value-type="float" office:value="305" calcext:value-type="float">
            <text:p>305</text:p>
          </table:table-cell>
          <table:table-cell table:number-columns-repeated="1015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50.44" calcext:value-type="float">
            <text:p>50.44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394.97" calcext:value-type="float">
            <text:p>394.97</text:p>
          </table:table-cell>
          <table:table-cell/>
          <table:table-cell table:formula="of:=[.C48]-[.F48]" office:value-type="float" office:value="317" calcext:value-type="float">
            <text:p>317</text:p>
          </table:table-cell>
          <table:table-cell table:number-columns-repeated="1015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54.78" calcext:value-type="float">
            <text:p>54.78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400.85" calcext:value-type="float">
            <text:p>400.85</text:p>
          </table:table-cell>
          <table:table-cell/>
          <table:table-cell table:formula="of:=[.C49]-[.F49]" office:value-type="float" office:value="345" calcext:value-type="float">
            <text:p>345</text:p>
          </table:table-cell>
          <table:table-cell table:number-columns-repeated="1015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7.6" calcext:value-type="float">
            <text:p>57.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12.39" calcext:value-type="float">
            <text:p>412.39</text:p>
          </table:table-cell>
          <table:table-cell/>
          <table:table-cell table:formula="of:=[.C50]-[.F50]" office:value-type="float" office:value="352" calcext:value-type="float">
            <text:p>352</text:p>
          </table:table-cell>
          <table:table-cell table:number-columns-repeated="1015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64.72" calcext:value-type="float">
            <text:p>64.72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428.4" calcext:value-type="float">
            <text:p>428.4</text:p>
          </table:table-cell>
          <table:table-cell/>
          <table:table-cell table:formula="of:=[.C51]-[.F51]" office:value-type="float" office:value="389" calcext:value-type="float">
            <text:p>389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69.89" calcext:value-type="float">
            <text:p>69.8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17.58" calcext:value-type="float">
            <text:p>417.58</text:p>
          </table:table-cell>
          <table:table-cell/>
          <table:table-cell table:formula="of:=[.C52]-[.F52]" office:value-type="float" office:value="362" calcext:value-type="float">
            <text:p>362</text:p>
          </table:table-cell>
          <table:table-cell table:number-columns-repeated="1015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75.87" calcext:value-type="float">
            <text:p>75.87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452.42" calcext:value-type="float">
            <text:p>452.42</text:p>
          </table:table-cell>
          <table:table-cell/>
          <table:table-cell table:formula="of:=[.C53]-[.F53]" office:value-type="float" office:value="400" calcext:value-type="float">
            <text:p>400</text:p>
          </table:table-cell>
          <table:table-cell table:number-columns-repeated="1015"/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1.89" calcext:value-type="float">
            <text:p>81.89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47.94" calcext:value-type="float">
            <text:p>447.94</text:p>
          </table:table-cell>
          <table:table-cell/>
          <table:table-cell table:formula="of:=[.C54]-[.F54]" office:value-type="float" office:value="399" calcext:value-type="float">
            <text:p>399</text:p>
          </table:table-cell>
          <table:table-cell table:number-columns-repeated="1015"/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86.45" calcext:value-type="float">
            <text:p>86.45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C55]-[.F55]" office:value-type="float" office:value="363" calcext:value-type="float">
            <text:p>363</text:p>
          </table:table-cell>
          <table:table-cell table:number-columns-repeated="1015"/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4.67" calcext:value-type="float">
            <text:p>94.67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487.74" calcext:value-type="float">
            <text:p>487.74</text:p>
          </table:table-cell>
          <table:table-cell/>
          <table:table-cell table:formula="of:=[.C56]-[.F56]" office:value-type="float" office:value="343" calcext:value-type="float">
            <text:p>343</text:p>
          </table:table-cell>
          <table:table-cell table:number-columns-repeated="1015"/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98.94" calcext:value-type="float">
            <text:p>98.9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13.32" calcext:value-type="float">
            <text:p>513.32</text:p>
          </table:table-cell>
          <table:table-cell/>
          <table:table-cell table:formula="of:=[.C57]-[.F57]" office:value-type="float" office:value="355" calcext:value-type="float">
            <text:p>355</text:p>
          </table:table-cell>
          <table:table-cell table:number-columns-repeated="1015"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107.7" calcext:value-type="float">
            <text:p>107.7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510.84" calcext:value-type="float">
            <text:p>510.84</text:p>
          </table:table-cell>
          <table:table-cell/>
          <table:table-cell table:formula="of:=[.C58]-[.F58]" office:value-type="float" office:value="371" calcext:value-type="float">
            <text:p>371</text:p>
          </table:table-cell>
          <table:table-cell table:number-columns-repeated="1015"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109.65" calcext:value-type="float">
            <text:p>109.65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548.5" calcext:value-type="float">
            <text:p>548.5</text:p>
          </table:table-cell>
          <table:table-cell/>
          <table:table-cell table:formula="of:=[.C59]-[.F59]" office:value-type="float" office:value="428" calcext:value-type="float">
            <text:p>428</text:p>
          </table:table-cell>
          <table:table-cell table:number-columns-repeated="1015"/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19.71" calcext:value-type="float">
            <text:p>119.71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574.44" calcext:value-type="float">
            <text:p>574.44</text:p>
          </table:table-cell>
          <table:table-cell/>
          <table:table-cell table:formula="of:=[.C60]-[.F60]" office:value-type="float" office:value="339" calcext:value-type="float">
            <text:p>339</text:p>
          </table:table-cell>
          <table:table-cell table:number-columns-repeated="1015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27.78" calcext:value-type="float">
            <text:p>127.78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600.69" calcext:value-type="float">
            <text:p>600.69</text:p>
          </table:table-cell>
          <table:table-cell/>
          <table:table-cell table:formula="of:=[.C61]-[.F61]" office:value-type="float" office:value="401" calcext:value-type="float">
            <text:p>401</text:p>
          </table:table-cell>
          <table:table-cell table:number-columns-repeated="1015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137.29" calcext:value-type="float">
            <text:p>137.29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611.08" calcext:value-type="float">
            <text:p>611.08</text:p>
          </table:table-cell>
          <table:table-cell/>
          <table:table-cell table:formula="of:=[.C62]-[.F62]" office:value-type="float" office:value="365" calcext:value-type="float">
            <text:p>365</text:p>
          </table:table-cell>
          <table:table-cell table:number-columns-repeated="1015"/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140.37" calcext:value-type="float">
            <text:p>140.3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622.76" calcext:value-type="float">
            <text:p>622.76</text:p>
          </table:table-cell>
          <table:table-cell/>
          <table:table-cell table:formula="of:=[.C63]-[.F63]" office:value-type="float" office:value="406" calcext:value-type="float">
            <text:p>406</text:p>
          </table:table-cell>
          <table:table-cell table:number-columns-repeated="1015"/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50.32" calcext:value-type="float">
            <text:p>150.32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644.2" calcext:value-type="float">
            <text:p>644.2</text:p>
          </table:table-cell>
          <table:table-cell/>
          <table:table-cell table:formula="of:=[.C64]-[.F64]" office:value-type="float" office:value="421" calcext:value-type="float">
            <text:p>421</text:p>
          </table:table-cell>
          <table:table-cell table:number-columns-repeated="1015"/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159.75" calcext:value-type="float">
            <text:p>159.75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675.74" calcext:value-type="float">
            <text:p>675.74</text:p>
          </table:table-cell>
          <table:table-cell/>
          <table:table-cell table:formula="of:=[.C65]-[.F65]" office:value-type="float" office:value="383" calcext:value-type="float">
            <text:p>383</text:p>
          </table:table-cell>
          <table:table-cell table:number-columns-repeated="1015"/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163.17" calcext:value-type="float">
            <text:p>163.17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735.53" calcext:value-type="float">
            <text:p>735.53</text:p>
          </table:table-cell>
          <table:table-cell/>
          <table:table-cell table:formula="of:=[.C66]-[.F66]" office:value-type="float" office:value="540" calcext:value-type="float">
            <text:p>540</text:p>
          </table:table-cell>
          <table:table-cell table:number-columns-repeated="1015"/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178.27" calcext:value-type="float">
            <text:p>178.27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762.67" calcext:value-type="float">
            <text:p>762.67</text:p>
          </table:table-cell>
          <table:table-cell/>
          <table:table-cell table:formula="of:=[.C67]-[.F67]" office:value-type="float" office:value="372" calcext:value-type="float">
            <text:p>372</text:p>
          </table:table-cell>
          <table:table-cell table:number-columns-repeated="1015"/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float" office:value="185.06" calcext:value-type="float">
            <text:p>185.06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766.72" calcext:value-type="float">
            <text:p>766.72</text:p>
          </table:table-cell>
          <table:table-cell/>
          <table:table-cell table:formula="of:=[.C68]-[.F68]" office:value-type="float" office:value="396" calcext:value-type="float">
            <text:p>396</text:p>
          </table:table-cell>
          <table:table-cell table:number-columns-repeated="1015"/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198.72" calcext:value-type="float">
            <text:p>198.7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68.94" calcext:value-type="float">
            <text:p>768.94</text:p>
          </table:table-cell>
          <table:table-cell/>
          <table:table-cell table:formula="of:=[.C69]-[.F69]" office:value-type="float" office:value="472" calcext:value-type="float">
            <text:p>472</text:p>
          </table:table-cell>
          <table:table-cell table:number-columns-repeated="1015"/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217.36" calcext:value-type="float">
            <text:p>217.3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800.4" calcext:value-type="float">
            <text:p>800.4</text:p>
          </table:table-cell>
          <table:table-cell/>
          <table:table-cell table:formula="of:=[.C70]-[.F70]" office:value-type="float" office:value="433" calcext:value-type="float">
            <text:p>433</text:p>
          </table:table-cell>
          <table:table-cell table:number-columns-repeated="1015"/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222.05" calcext:value-type="float">
            <text:p>222.0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22.76" calcext:value-type="float">
            <text:p>822.76</text:p>
          </table:table-cell>
          <table:table-cell/>
          <table:table-cell table:formula="of:=[.C71]-[.F71]" office:value-type="float" office:value="435" calcext:value-type="float">
            <text:p>435</text:p>
          </table:table-cell>
          <table:table-cell table:number-columns-repeated="1015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247.16" calcext:value-type="float">
            <text:p>247.16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816.57" calcext:value-type="float">
            <text:p>816.57</text:p>
          </table:table-cell>
          <table:table-cell/>
          <table:table-cell table:formula="of:=[.C72]-[.F72]" office:value-type="float" office:value="447" calcext:value-type="float">
            <text:p>447</text:p>
          </table:table-cell>
          <table:table-cell table:number-columns-repeated="1015"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252.25" calcext:value-type="float">
            <text:p>252.25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884.18" calcext:value-type="float">
            <text:p>884.18</text:p>
          </table:table-cell>
          <table:table-cell/>
          <table:table-cell table:formula="of:=[.C73]-[.F73]"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260.84" calcext:value-type="float">
            <text:p>260.84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854.54" calcext:value-type="float">
            <text:p>854.54</text:p>
          </table:table-cell>
          <table:table-cell/>
          <table:table-cell table:formula="of:=[.C74]-[.F74]" office:value-type="float" office:value="498" calcext:value-type="float">
            <text:p>498</text:p>
          </table:table-cell>
          <table:table-cell table:number-columns-repeated="1015"/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float" office:value="276.25" calcext:value-type="float">
            <text:p>276.25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954.08" calcext:value-type="float">
            <text:p>954.08</text:p>
          </table:table-cell>
          <table:table-cell/>
          <table:table-cell table:formula="of:=[.C75]-[.F75]" office:value-type="float" office:value="487" calcext:value-type="float">
            <text:p>487</text:p>
          </table:table-cell>
          <table:table-cell table:number-columns-repeated="1015"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88.78" calcext:value-type="float">
            <text:p>288.78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988.98" calcext:value-type="float">
            <text:p>988.98</text:p>
          </table:table-cell>
          <table:table-cell/>
          <table:table-cell table:formula="of:=[.C76]-[.F76]" office:value-type="float" office:value="479" calcext:value-type="float">
            <text:p>479</text:p>
          </table:table-cell>
          <table:table-cell table:number-columns-repeated="1015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309.73" calcext:value-type="float">
            <text:p>309.73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036.53" calcext:value-type="float">
            <text:p>1036.53</text:p>
          </table:table-cell>
          <table:table-cell/>
          <table:table-cell table:formula="of:=[.C77]-[.F77]" office:value-type="float" office:value="455" calcext:value-type="float">
            <text:p>45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4:18:31.931683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12T09:46:14.231449896</meta:creation-date>
    <dc:date>2014-12-14T14:20:23.869845647</dc:date>
    <dc:creator>pedro </dc:creator>
    <meta:editing-duration>PT10M53S</meta:editing-duration>
    <meta:editing-cycles>8</meta:editing-cycles>
    <meta:generator>LibreOffice/4.2.7.2$Linux_X86_64 LibreOffice_project/420m0$Build-2</meta:generator>
    <meta:document-statistic meta:table-count="2" meta:cell-count="1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35cm" svg:height="10.28cm" xlink:href=".." xlink:type="simple" chart:class="chart:line" chart:style-name="ch1">
        <chart:title svg:x="4.688cm" svg:y="0.341cm" chart:style-name="ch2">
          <text:p>Different algorithm solution</text:p>
        </chart:title>
        <chart:legend chart:legend-position="end" svg:x="12.274cm" svg:y="4.343cm" style:legend-expansion="high" chart:style-name="ch3"/>
        <chart:plot-area chart:style-name="ch4" table:cell-range-address="'Small input'.A2:'Small input'.A80 'Small input'.B1:'Small input'.B1 'Small input'.C2:'Small input'.C80 'Small input'.E1:'Small input'.E1 'Small input'.F2:'Small input'.F80 'Small input'.I1:'Small input'.I1 'Small input'.J2:'Small input'.J80" chart:data-source-has-labels="both" svg:x="1.307cm" svg:y="1.351cm" svg:width="10.671cm" svg:height="7.743cm">
          <chartooo:coordinate-region svg:x="2.114cm" svg:y="1.551cm" svg:width="9.864cm" svg:height="6.751cm"/>
          <chart:axis chart:dimension="x" chart:name="primary-x" chart:style-name="ch5" chartooo:axis-type="auto">
            <chartooo:date-scale/>
            <chart:title svg:x="5.897cm" svg:y="9.299cm" chart:style-name="ch6">
              <text:p>Input size</text:p>
            </chart:title>
            <chart:categories table:cell-range-address="'Small input'.A2:'Small input'.A80"/>
          </chart:axis>
          <chart:axis chart:dimension="y" chart:name="primary-y" chart:style-name="ch5">
            <chart:title svg:x="0.451cm" svg:y="5.875cm" chart:style-name="ch7">
              <text:p>Solution</text:p>
            </chart:title>
            <chart:grid chart:style-name="ch8" chart:class="major"/>
          </chart:axis>
          <chart:series chart:style-name="ch9" chart:values-cell-range-address="'Small input'.C2:'Small input'.C80" chart:label-cell-address="'Small input'.B1:'Small input'.B1" chart:class="chart:line">
            <chart:data-point chart:repeated="79"/>
          </chart:series>
          <chart:series chart:style-name="ch10" chart:values-cell-range-address="'Small input'.F2:'Small input'.F80" chart:label-cell-address="'Small input'.E1:'Small input'.E1" chart:class="chart:line">
            <chart:data-point chart:repeated="79"/>
          </chart:series>
          <chart:series chart:style-name="ch11" chart:values-cell-range-address="'Small input'.J2:'Small input'.J80" chart:label-cell-address="'Small input'.I1:'Small input'.I1" chart:class="chart:line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</text:p>
                <draw:g>
                  <svg:desc>'Small input'.B1:'Small input'.B1</svg:desc>
                </draw:g>
              </table:table-cell>
              <table:table-cell office:value-type="string">
                <text:p>GRASP</text:p>
                <draw:g>
                  <svg:desc>'Small input'.E1:'Small input'.E1</svg:desc>
                </draw:g>
              </table:table-cell>
              <table:table-cell office:value-type="string">
                <text:p>BRKGA</text:p>
                <draw:g>
                  <svg:desc>'Small input'.I1:'Small input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mall input'.A2:'Small input'.A80</svg:desc>
                </draw:g>
              </table:table-cell>
              <table:table-cell office:value-type="float" office:value="7">
                <text:p>7</text:p>
                <draw:g>
                  <svg:desc>'Small input'.C2:'Small input'.C80</svg:desc>
                </draw:g>
              </table:table-cell>
              <table:table-cell office:value-type="float" office:value="7">
                <text:p>7</text:p>
                <draw:g>
                  <svg:desc>'Small input'.F2:'Small input'.F80</svg:desc>
                </draw:g>
              </table:table-cell>
              <table:table-cell office:value-type="float" office:value="7">
                <text:p>7</text:p>
                <draw:g>
                  <svg:desc>'Small input'.J2:'Small input'.J8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95">
                <text:p>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5">
                <text:p>95</text:p>
              </table:table-cell>
              <table:table-cell office:value-type="float" office:value="133">
                <text:p>1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110">
                <text:p>1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110">
                <text:p>1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18">
                <text:p>118</text:p>
              </table:table-cell>
              <table:table-cell office:value-type="float" office:value="150">
                <text:p>1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33">
                <text:p>1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24">
                <text:p>124</text:p>
              </table:table-cell>
              <table:table-cell office:value-type="float" office:value="132">
                <text:p>13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2">
                <text:p>122</text:p>
              </table:table-cell>
              <table:table-cell office:value-type="float" office:value="159">
                <text:p>15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7">
                <text:p>77</text:p>
              </table:table-cell>
              <table:table-cell office:value-type="float" office:value="102">
                <text:p>1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102">
                <text:p>1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21">
                <text:p>121</text:p>
              </table:table-cell>
              <table:table-cell office:value-type="float" office:value="145">
                <text:p>1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22">
                <text:p>122</text:p>
              </table:table-cell>
              <table:table-cell office:value-type="float" office:value="131">
                <text:p>13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5">
                <text:p>135</text:p>
              </table:table-cell>
              <table:table-cell office:value-type="float" office:value="169">
                <text:p>16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3">
                <text:p>93</text:p>
              </table:table-cell>
              <table:table-cell office:value-type="float" office:value="137">
                <text:p>1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2">
                <text:p>92</text:p>
              </table:table-cell>
              <table:table-cell office:value-type="float" office:value="154">
                <text:p>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48">
                <text:p>14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33">
                <text:p>133</text:p>
              </table:table-cell>
              <table:table-cell office:value-type="float" office:value="164">
                <text:p>1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2">
                <text:p>102</text:p>
              </table:table-cell>
              <table:table-cell office:value-type="float" office:value="147">
                <text:p>1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2">
                <text:p>122</text:p>
              </table:table-cell>
              <table:table-cell office:value-type="float" office:value="145">
                <text:p>14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33">
                <text:p>133</text:p>
              </table:table-cell>
              <table:table-cell office:value-type="float" office:value="163">
                <text:p>16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7">
                <text:p>97</text:p>
              </table:table-cell>
              <table:table-cell office:value-type="float" office:value="176">
                <text:p>176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61cm" svg:height="10.189cm" xlink:href=".." xlink:type="simple" chart:class="chart:line" chart:style-name="ch1">
        <chart:title svg:x="5.045cm" svg:y="0.339cm" chart:style-name="ch2">
          <text:p>Different algorithm time</text:p>
        </chart:title>
        <chart:legend chart:legend-position="end" svg:x="12.3cm" svg:y="4.297cm" style:legend-expansion="high" chart:style-name="ch3"/>
        <chart:plot-area chart:style-name="ch4" table:cell-range-address="'Small input'.A2:'Small input'.A80 'Small input'.B1:'Small input'.B1 'Small input'.D2:'Small input'.D80 'Small input'.E1:'Small input'.E1 'Small input'.G2:'Small input'.G80 'Small input'.I1:'Small input'.I1 'Small input'.K2:'Small input'.K80" chart:data-source-has-labels="both" svg:x="1.308cm" svg:y="1.347cm" svg:width="10.695cm" svg:height="7.658cm">
          <chartooo:coordinate-region svg:x="2.3cm" svg:y="1.546cm" svg:width="9.703cm" svg:height="6.667cm"/>
          <chart:axis chart:dimension="x" chart:name="primary-x" chart:style-name="ch5" chartooo:axis-type="auto">
            <chartooo:date-scale/>
            <chart:title svg:x="5.91cm" svg:y="9.208cm" chart:style-name="ch6">
              <text:p>Input size</text:p>
            </chart:title>
            <chart:categories table:cell-range-address="'Small input'.A2:'Small input'.A80"/>
          </chart:axis>
          <chart:axis chart:dimension="y" chart:name="primary-y" chart:style-name="ch5">
            <chart:title svg:x="0.451cm" svg:y="5.802cm" chart:style-name="ch7">
              <text:p>Time (s)</text:p>
            </chart:title>
            <chart:grid chart:style-name="ch8" chart:class="major"/>
          </chart:axis>
          <chart:series chart:style-name="ch9" chart:values-cell-range-address="'Small input'.D2:'Small input'.D80" chart:label-cell-address="'Small input'.B1:'Small input'.B1" chart:class="chart:line">
            <chart:data-point chart:repeated="79"/>
          </chart:series>
          <chart:series chart:style-name="ch10" chart:values-cell-range-address="'Small input'.G2:'Small input'.G80" chart:label-cell-address="'Small input'.E1:'Small input'.E1" chart:class="chart:line">
            <chart:data-point chart:repeated="79"/>
          </chart:series>
          <chart:series chart:style-name="ch11" chart:values-cell-range-address="'Small input'.K2:'Small input'.K80" chart:label-cell-address="'Small input'.I1:'Small input'.I1" chart:class="chart:line">
            <chart:data-point chart:repeated="7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</text:p>
                <draw:g>
                  <svg:desc>'Small input'.B1:'Small input'.B1</svg:desc>
                </draw:g>
              </table:table-cell>
              <table:table-cell office:value-type="string">
                <text:p>GRASP</text:p>
                <draw:g>
                  <svg:desc>'Small input'.E1:'Small input'.E1</svg:desc>
                </draw:g>
              </table:table-cell>
              <table:table-cell office:value-type="string">
                <text:p>BRKGA</text:p>
                <draw:g>
                  <svg:desc>'Small input'.I1:'Small input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mall input'.A2:'Small input'.A80</svg:desc>
                </draw:g>
              </table:table-cell>
              <table:table-cell office:value-type="float" office:value="0.00892996788024902">
                <text:p>0.00892996788024902</text:p>
                <draw:g>
                  <svg:desc>'Small input'.D2:'Small input'.D80</svg:desc>
                </draw:g>
              </table:table-cell>
              <table:table-cell office:value-type="float" office:value="0">
                <text:p>0</text:p>
                <draw:g>
                  <svg:desc>'Small input'.G2:'Small input'.G80</svg:desc>
                </draw:g>
              </table:table-cell>
              <table:table-cell office:value-type="float" office:value="0.25">
                <text:p>0.25</text:p>
                <draw:g>
                  <svg:desc>'Small input'.K2:'Small input'.K8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4398727416992">
                <text:p>0.0104398727416992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874996185302734">
                <text:p>0.00874996185302734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809001922607422">
                <text:p>0.00809001922607422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113499164581299">
                <text:p>0.0113499164581299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23801231384277">
                <text:p>0.0123801231384277</text:p>
              </table:table-cell>
              <table:table-cell office:value-type="float" office:value="0">
                <text:p>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5699253082275">
                <text:p>0.015569925308227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53999328613281">
                <text:p>0.0153999328613281</text:p>
              </table:table-cell>
              <table:table-cell office:value-type="float" office:value="0">
                <text:p>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77898406982422">
                <text:p>0.0177898406982422</text:p>
              </table:table-cell>
              <table:table-cell office:value-type="float" office:value="0">
                <text:p>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79598331451416">
                <text:p>0.0179598331451416</text:p>
              </table:table-cell>
              <table:table-cell office:value-type="float" office:value="0">
                <text:p>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87599468231201">
                <text:p>0.0387599468231201</text:p>
              </table:table-cell>
              <table:table-cell office:value-type="float" office:value="0">
                <text:p>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13501262664795">
                <text:p>0.0413501262664795</text:p>
              </table:table-cell>
              <table:table-cell office:value-type="float" office:value="0">
                <text:p>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644199848175049">
                <text:p>0.0644199848175049</text:p>
              </table:table-cell>
              <table:table-cell office:value-type="float" office:value="0">
                <text:p>0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62899112701416">
                <text:p>0.0562899112701416</text:p>
              </table:table-cell>
              <table:table-cell office:value-type="float" office:value="0">
                <text:p>0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71799278259277">
                <text:p>0.0571799278259277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809400081634522">
                <text:p>0.0809400081634522</text:p>
              </table:table-cell>
              <table:table-cell office:value-type="float" office:value="0">
                <text:p>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49698257446289">
                <text:p>0.0149698257446289</text:p>
              </table:table-cell>
              <table:table-cell office:value-type="float" office:value="0">
                <text:p>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07939958572388">
                <text:p>0.107939958572388</text:p>
              </table:table-cell>
              <table:table-cell office:value-type="float" office:value="0">
                <text:p>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152599811553955">
                <text:p>0.0152599811553955</text:p>
              </table:table-cell>
              <table:table-cell office:value-type="float" office:value="0">
                <text:p>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01609945297241">
                <text:p>0.101609945297241</text:p>
              </table:table-cell>
              <table:table-cell office:value-type="float" office:value="0">
                <text:p>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81180000305176">
                <text:p>0.181180000305176</text:p>
              </table:table-cell>
              <table:table-cell office:value-type="float" office:value="0">
                <text:p>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97160005569458">
                <text:p>0.197160005569458</text:p>
              </table:table-cell>
              <table:table-cell office:value-type="float" office:value="0">
                <text:p>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249800682067871">
                <text:p>0.0249800682067871</text:p>
              </table:table-cell>
              <table:table-cell office:value-type="float" office:value="0">
                <text:p>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47039890289307">
                <text:p>0.147039890289307</text:p>
              </table:table-cell>
              <table:table-cell office:value-type="float" office:value="0">
                <text:p>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07759857177734">
                <text:p>0.207759857177734</text:p>
              </table:table-cell>
              <table:table-cell office:value-type="float" office:value="0">
                <text:p>0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29000091552734">
                <text:p>0.229000091552734</text:p>
              </table:table-cell>
              <table:table-cell office:value-type="float" office:value="0">
                <text:p>0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56040000915527">
                <text:p>0.356040000915527</text:p>
              </table:table-cell>
              <table:table-cell office:value-type="float" office:value="0">
                <text:p>0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76260042190552">
                <text:p>0.376260042190552</text:p>
              </table:table-cell>
              <table:table-cell office:value-type="float" office:value="0">
                <text:p>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447389841079712">
                <text:p>0.447389841079712</text:p>
              </table:table-cell>
              <table:table-cell office:value-type="float" office:value="0.01">
                <text:p>0.01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8580002784729">
                <text:p>0.48580002784729</text:p>
              </table:table-cell>
              <table:table-cell office:value-type="float" office:value="0">
                <text:p>0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727380037307739">
                <text:p>0.727380037307739</text:p>
              </table:table-cell>
              <table:table-cell office:value-type="float" office:value="0.01">
                <text:p>0.01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33109903335571">
                <text:p>0.533109903335571</text:p>
              </table:table-cell>
              <table:table-cell office:value-type="float" office:value="0.01">
                <text:p>0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777940034866333">
                <text:p>0.777940034866333</text:p>
              </table:table-cell>
              <table:table-cell office:value-type="float" office:value="0.01">
                <text:p>0.01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813590049743652">
                <text:p>0.813590049743652</text:p>
              </table:table-cell>
              <table:table-cell office:value-type="float" office:value="0.01">
                <text:p>0.01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612300157546997">
                <text:p>0.612300157546997</text:p>
              </table:table-cell>
              <table:table-cell office:value-type="float" office:value="0.01">
                <text:p>0.01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24545001983643">
                <text:p>1.24545001983643</text:p>
              </table:table-cell>
              <table:table-cell office:value-type="float" office:value="0.02">
                <text:p>0.02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905290126800537">
                <text:p>0.905290126800537</text:p>
              </table:table-cell>
              <table:table-cell office:value-type="float" office:value="0.01">
                <text:p>0.01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10558986663818">
                <text:p>2.10558986663818</text:p>
              </table:table-cell>
              <table:table-cell office:value-type="float" office:value="0.01">
                <text:p>0.01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00705981254578">
                <text:p>1.00705981254578</text:p>
              </table:table-cell>
              <table:table-cell office:value-type="float" office:value="0.01">
                <text:p>0.01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7985005378723">
                <text:p>1.47985005378723</text:p>
              </table:table-cell>
              <table:table-cell office:value-type="float" office:value="0.01">
                <text:p>0.01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82481980323792">
                <text:p>2.82481980323792</text:p>
              </table:table-cell>
              <table:table-cell office:value-type="float" office:value="0.01">
                <text:p>0.0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67266988754272">
                <text:p>2.67266988754272</text:p>
              </table:table-cell>
              <table:table-cell office:value-type="float" office:value="0.02">
                <text:p>0.02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41230010986328">
                <text:p>1.41230010986328</text:p>
              </table:table-cell>
              <table:table-cell office:value-type="float" office:value="0.02">
                <text:p>0.02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8478901386261">
                <text:p>2.8478901386261</text:p>
              </table:table-cell>
              <table:table-cell office:value-type="float" office:value="0.02">
                <text:p>0.02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17436003684998">
                <text:p>2.17436003684998</text:p>
              </table:table-cell>
              <table:table-cell office:value-type="float" office:value="0.02">
                <text:p>0.0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.08699011802673">
                <text:p>5.08699011802673</text:p>
              </table:table-cell>
              <table:table-cell office:value-type="float" office:value="0.02">
                <text:p>0.02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.8656599521637">
                <text:p>16.8656599521637</text:p>
              </table:table-cell>
              <table:table-cell office:value-type="float" office:value="0.02">
                <text:p>0.02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52757000923157">
                <text:p>2.52757000923157</text:p>
              </table:table-cell>
              <table:table-cell office:value-type="float" office:value="0.03">
                <text:p>0.03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62835001945496">
                <text:p>3.62835001945496</text:p>
              </table:table-cell>
              <table:table-cell office:value-type="float" office:value="0.03">
                <text:p>0.03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34299993515015">
                <text:p>6.34299993515015</text:p>
              </table:table-cell>
              <table:table-cell office:value-type="float" office:value="0.03">
                <text:p>0.03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.42655992507935">
                <text:p>3.42655992507935</text:p>
              </table:table-cell>
              <table:table-cell office:value-type="float" office:value="0.03">
                <text:p>0.0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9.3452298641205">
                <text:p>19.3452298641205</text:p>
              </table:table-cell>
              <table:table-cell office:value-type="float" office:value="0.03">
                <text:p>0.03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5.3789799213409">
                <text:p>15.3789799213409</text:p>
              </table:table-cell>
              <table:table-cell office:value-type="float" office:value="0.03">
                <text:p>0.0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.14222979545593">
                <text:p>6.14222979545593</text:p>
              </table:table-cell>
              <table:table-cell office:value-type="float" office:value="0.04">
                <text:p>0.04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8.018000125885">
                <text:p>18.018000125885</text:p>
              </table:table-cell>
              <table:table-cell office:value-type="float" office:value="0.04">
                <text:p>0.04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.06195998191834">
                <text:p>7.06195998191834</text:p>
              </table:table-cell>
              <table:table-cell office:value-type="float" office:value="0.04">
                <text:p>0.04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1.6428201198578">
                <text:p>41.6428201198578</text:p>
              </table:table-cell>
              <table:table-cell office:value-type="float" office:value="0.05">
                <text:p>0.0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.04639005661011">
                <text:p>8.04639005661011</text:p>
              </table:table-cell>
              <table:table-cell office:value-type="float" office:value="0.05">
                <text:p>0.05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3.249480009079">
                <text:p>13.249480009079</text:p>
              </table:table-cell>
              <table:table-cell office:value-type="float" office:value="0.05">
                <text:p>0.05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.2624299526215">
                <text:p>30.2624299526215</text:p>
              </table:table-cell>
              <table:table-cell office:value-type="float" office:value="0.05">
                <text:p>0.05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08.944809913635">
                <text:p>208.944809913635</text:p>
              </table:table-cell>
              <table:table-cell office:value-type="float" office:value="0.06">
                <text:p>0.06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0.8089699745178">
                <text:p>90.8089699745178</text:p>
              </table:table-cell>
              <table:table-cell office:value-type="float" office:value="0.06">
                <text:p>0.06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7.5504801273346">
                <text:p>37.5504801273346</text:p>
              </table:table-cell>
              <table:table-cell office:value-type="float" office:value="0.06">
                <text:p>0.06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0.481349945068">
                <text:p>150.481349945068</text:p>
              </table:table-cell>
              <table:table-cell office:value-type="float" office:value="0.06">
                <text:p>0.06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84.9189999103546">
                <text:p>84.9189999103546</text:p>
              </table:table-cell>
              <table:table-cell office:value-type="float" office:value="0.07">
                <text:p>0.07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9.772659778595">
                <text:p>49.772659778595</text:p>
              </table:table-cell>
              <table:table-cell office:value-type="float" office:value="0.07">
                <text:p>0.07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3.8455600738525">
                <text:p>33.8455600738525</text:p>
              </table:table-cell>
              <table:table-cell office:value-type="float" office:value="0.07">
                <text:p>0.07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7.8844401836395">
                <text:p>47.8844401836395</text:p>
              </table:table-cell>
              <table:table-cell office:value-type="float" office:value="0.07">
                <text:p>0.07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8.1397099494934">
                <text:p>68.1397099494934</text:p>
              </table:table-cell>
              <table:table-cell office:value-type="float" office:value="0.08">
                <text:p>0.08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17.51560997963">
                <text:p>617.51560997963</text:p>
              </table:table-cell>
              <table:table-cell office:value-type="float" office:value="0.08">
                <text:p>0.08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48.748029947281">
                <text:p>448.748029947281</text:p>
              </table:table-cell>
              <table:table-cell office:value-type="float" office:value="0.08">
                <text:p>0.08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23.334470033646">
                <text:p>223.334470033646</text:p>
              </table:table-cell>
              <table:table-cell office:value-type="float" office:value="0.1">
                <text:p>0.1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54.740520000458">
                <text:p>154.740520000458</text:p>
              </table:table-cell>
              <table:table-cell office:value-type="float" office:value="0.1">
                <text:p>0.1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7.468719959259">
                <text:p>67.468719959259</text:p>
              </table:table-cell>
              <table:table-cell office:value-type="float" office:value="0.11">
                <text:p>0.11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0.454509973526">
                <text:p>80.454509973526</text:p>
              </table:table-cell>
              <table:table-cell office:value-type="float" office:value="0.11">
                <text:p>0.11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3.9377200603485">
                <text:p>53.9377200603485</text:p>
              </table:table-cell>
              <table:table-cell office:value-type="float" office:value="0.11">
                <text:p>0.11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79.767299890518">
                <text:p>179.767299890518</text:p>
              </table:table-cell>
              <table:table-cell office:value-type="float" office:value="0.12">
                <text:p>0.12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3.9179298877716">
                <text:p>73.9179298877716</text:p>
              </table:table-cell>
              <table:table-cell office:value-type="float" office:value="0.11">
                <text:p>0.11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844.59692001343">
                <text:p>1844.59692001343</text:p>
              </table:table-cell>
              <table:table-cell office:value-type="float" office:value="0.12">
                <text:p>0.12</text:p>
              </table:table-cell>
              <table:table-cell office:value-type="float" office:value="23.39">
                <text:p>23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